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text-properties fo:font-style="italic" style:font-style-asian="italic" style:font-style-complex="italic"/>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text-properties officeooo:paragraph-rsid="00181ba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 Introduction - Games for a Read-Write world.</text:p>
      <text:list xml:id="list1853241877" text:style-name="L1">
        <text:list-item>
          <text:p text:style-name="P3"><text:a xlink:type="simple" xlink:href="#ideas-to-add-into-the-introduction" text:style-name="Internet_20_link" text:visited-style-name="Visited_20_Internet_20_Link"><text:span text:style-name="Definition">Ideas to add into the introduction</text:span></text:a></text:p>
        </text:list-item>
        <text:list-item>
          <text:p text:style-name="P3"><text:a xlink:type="simple" xlink:href="#introduction-to-the-thesis" text:style-name="Internet_20_link" text:visited-style-name="Visited_20_Internet_20_Link"><text:span text:style-name="Definition">1. Introduction to the thesis</text:span></text:a></text:p>
          <text:list text:style-name="L2">
            <text:list-item>
              <text:p text:style-name="P4"><text:a xlink:type="simple" xlink:href="#introduction-to-increased-use-and-importance-of-technology-in-western-society" text:style-name="Internet_20_link" text:visited-style-name="Visited_20_Internet_20_Link"><text:span text:style-name="Definition">Introduction to increased use and importance of technology in western society</text:span></text:a></text:p>
            </text:list-item>
            <text:list-item>
              <text:p text:style-name="P4"><text:a xlink:type="simple" xlink:href="#introduction-to-issues-for-technology-use-for-young-people" text:style-name="Internet_20_link" text:visited-style-name="Visited_20_Internet_20_Link"><text:span text:style-name="Definition">Introduction to issues for technology use for young people</text:span></text:a></text:p>
            </text:list-item>
            <text:list-item>
              <text:p text:style-name="P4"><text:a xlink:type="simple" xlink:href="#introduction-to-the-focus-of-the-study-on-computer-game-design-and-programming-cgdp" text:style-name="Internet_20_link" text:visited-style-name="Visited_20_Internet_20_Link"><text:span text:style-name="Definition">Introduction to the focus of the study on computer game design and programming (CGD&amp;P)</text:span></text:a></text:p>
            </text:list-item>
          </text:list>
        </text:list-item>
        <text:list-item>
          <text:p text:style-name="P3"><text:a xlink:type="simple" xlink:href="#context-background" text:style-name="Internet_20_link" text:visited-style-name="Visited_20_Internet_20_Link"><text:span text:style-name="Definition">2. Context / Background</text:span></text:a></text:p>
          <text:list text:style-name="L3">
            <text:list-item>
              <text:p text:style-name="P5"><text:a xlink:type="simple" xlink:href="#context---more-general-computing" text:style-name="Internet_20_link" text:visited-style-name="Visited_20_Internet_20_Link"><text:span text:style-name="Definition">CONTEXT - MORE GENERAL COMPUTING</text:span></text:a></text:p>
            </text:list-item>
            <text:list-item>
              <text:p text:style-name="P5"><text:a xlink:type="simple" xlink:href="#background-of-informal-settings-non-formal-and-home-education-context" text:style-name="Internet_20_link" text:visited-style-name="Visited_20_Internet_20_Link"><text:span text:style-name="Definition">Background of informal settings / non-formal and home education context</text:span></text:a></text:p>
              <text:list text:style-name="L4">
                <text:list-item>
                  <text:p text:style-name="P6"><text:a xlink:type="simple" xlink:href="#home-education-context" text:style-name="Internet_20_link" text:visited-style-name="Visited_20_Internet_20_Link"><text:span text:style-name="Definition">Home education context</text:span></text:a></text:p>
                </text:list-item>
              </text:list>
            </text:list-item>
            <text:list-item>
              <text:p text:style-name="P5"><text:a xlink:type="simple" xlink:href="#context-of-wider-digital-making-and-culture-home-and-informal-settings" text:style-name="Internet_20_link" text:visited-style-name="Visited_20_Internet_20_Link"><text:span text:style-name="Definition">Context of wider digital making and culture home and informal settings</text:span></text:a></text:p>
            </text:list-item>
            <text:list-item>
              <text:p text:style-name="P5"><text:a xlink:type="simple" xlink:href="#context-of-school-based-computing-education" text:style-name="Internet_20_link" text:visited-style-name="Visited_20_Internet_20_Link"><text:span text:style-name="Definition">Context of school-based computing education</text:span></text:a></text:p>
            </text:list-item>
          </text:list>
        </text:list-item>
        <text:list-item>
          <text:p text:style-name="P3"><text:a xlink:type="simple" xlink:href="#turing-to-games" text:style-name="Internet_20_link" text:visited-style-name="Visited_20_Internet_20_Link"><text:span text:style-name="Definition">Turing to games</text:span></text:a></text:p>
          <text:list text:style-name="L5">
            <text:list-item>
              <text:p text:style-name="P7"><text:a xlink:type="simple" xlink:href="#an-introduction-to-the-benefits-of-on-digital-game-making" text:style-name="Internet_20_link" text:visited-style-name="Visited_20_Internet_20_Link"><text:span text:style-name="Definition">An introduction to the benefits of on digital game making</text:span></text:a></text:p>
            </text:list-item>
            <text:list-item>
              <text:p text:style-name="P7"><text:a xlink:type="simple" xlink:href="#the-potential-of-digital-game-making-of-retro-games-with-families" text:style-name="Internet_20_link" text:visited-style-name="Visited_20_Internet_20_Link"><text:span text:style-name="Definition">The potential of digital game making of retro games with families</text:span></text:a></text:p>
            </text:list-item>
            <text:list-item>
              <text:p text:style-name="P7"><text:a xlink:type="simple" xlink:href="#barriers-to-participation-in-programming-and-specifically-cgdp" text:style-name="Internet_20_link" text:visited-style-name="Visited_20_Internet_20_Link"><text:span text:style-name="Definition">Barriers to participation in programming and specifically CGD&amp;P</text:span></text:a></text:p>
            </text:list-item>
          </text:list>
        </text:list-item>
        <text:list-item>
          <text:p text:style-name="P3"><text:a xlink:type="simple" xlink:href="#rationale-for-the-study" text:style-name="Internet_20_link" text:visited-style-name="Visited_20_Internet_20_Link"><text:span text:style-name="Definition">3. Rationale for the Study:</text:span></text:a></text:p>
          <text:list text:style-name="L6">
            <text:list-item>
              <text:p text:style-name="P8"><text:a xlink:type="simple" xlink:href="#personal-context" text:style-name="Internet_20_link" text:visited-style-name="Visited_20_Internet_20_Link"><text:span text:style-name="Definition">Personal context</text:span></text:a></text:p>
              <text:list text:style-name="L7">
                <text:list-item>
                  <text:p text:style-name="P9"><text:a xlink:type="simple" xlink:href="#recap-of-personal-motivations" text:style-name="Internet_20_link" text:visited-style-name="Visited_20_Internet_20_Link"><text:span text:style-name="Definition">Recap of Personal Motivations</text:span></text:a></text:p>
                </text:list-item>
              </text:list>
            </text:list-item>
            <text:list-item>
              <text:p text:style-name="P8"><text:a xlink:type="simple" xlink:href="#connecting-my-experience-to-broader-contextual-themes" text:style-name="Internet_20_link" text:visited-style-name="Visited_20_Internet_20_Link"><text:span text:style-name="Definition">Connecting my experience to broader contextual themes</text:span></text:a></text:p>
            </text:list-item>
            <text:list-item>
              <text:p text:style-name="P8"><text:a xlink:type="simple" xlink:href="#rationale-of-home-education-settings-as-a-site-of-research" text:style-name="Internet_20_link" text:visited-style-name="Visited_20_Internet_20_Link"><text:span text:style-name="Definition">Rationale of home education settings as a site of research</text:span></text:a></text:p>
            </text:list-item>
            <text:list-item>
              <text:p text:style-name="P8"><text:a xlink:type="simple" xlink:href="#observations-leading-to-perceived-need" text:style-name="Internet_20_link" text:visited-style-name="Visited_20_Internet_20_Link"><text:span text:style-name="Definition">Observations leading to perceived need</text:span></text:a></text:p>
              <text:list text:style-name="L8">
                <text:list-item>
                  <text:p text:style-name="P10"><text:a xlink:type="simple" xlink:href="#on-fluency-agency" text:style-name="Internet_20_link" text:visited-style-name="Visited_20_Internet_20_Link"><text:span text:style-name="Definition">On Fluency &amp; Agency</text:span></text:a></text:p>
                </text:list-item>
              </text:list>
            </text:list-item>
            <text:list-item>
              <text:p text:style-name="P8"><text:a xlink:type="simple" xlink:href="#convictions-about-potential---include-dynamic-of-agency-here-and-limits" text:style-name="Internet_20_link" text:visited-style-name="Visited_20_Internet_20_Link"><text:span text:style-name="Definition">Convictions about potential - include dynamic of agency here (and limits?)</text:span></text:a></text:p>
            </text:list-item>
          </text:list>
        </text:list-item>
        <text:list-item>
          <text:p text:style-name="P3"><text:a xlink:type="simple" xlink:href="#research-objectives-and-questions" text:style-name="Internet_20_link" text:visited-style-name="Visited_20_Internet_20_Link"><text:span text:style-name="Definition">4. Research objectives and questions</text:span></text:a></text:p>
          <text:list text:style-name="L9">
            <text:list-item>
              <text:p text:style-name="P11"><text:a xlink:type="simple" xlink:href="#primary-research-question-and-aims-and-objectives" text:style-name="Internet_20_link" text:visited-style-name="Visited_20_Internet_20_Link"><text:span text:style-name="Definition">Primary research question and aims and objectives</text:span></text:a></text:p>
            </text:list-item>
            <text:list-item>
              <text:p text:style-name="P11"><text:a xlink:type="simple" xlink:href="#research-sub-questions-and-aims-and-objectives" text:style-name="Internet_20_link" text:visited-style-name="Visited_20_Internet_20_Link"><text:span text:style-name="Definition">Research sub-questions and aims and objectives</text:span></text:a></text:p>
            </text:list-item>
            <text:list-item>
              <text:p text:style-name="P11"><text:a xlink:type="simple" xlink:href="#research-objectives-recap-of-motivation" text:style-name="Internet_20_link" text:visited-style-name="Visited_20_Internet_20_Link"><text:span text:style-name="Definition">Research objectives &amp; Recap of motivation</text:span></text:a></text:p>
            </text:list-item>
            <text:list-item>
              <text:p text:style-name="P11"><text:a xlink:type="simple" xlink:href="#the-scope-of-the-thesis-and-what-it-does-not-try-to-address" text:style-name="Internet_20_link" text:visited-style-name="Visited_20_Internet_20_Link"><text:span text:style-name="Definition">The scope of the thesis and what it does not try to address</text:span></text:a></text:p>
              <text:list text:style-name="L10">
                <text:list-item>
                  <text:p text:style-name="P12"><text:a xlink:type="simple" xlink:href="#the-challenge-of-maintaining-focus-in-this-phd-process" text:style-name="Internet_20_link" text:visited-style-name="Visited_20_Internet_20_Link"><text:span text:style-name="Definition">The challenge of maintaining focus in this PhD process</text:span></text:a></text:p>
                </text:list-item>
              </text:list>
            </text:list-item>
            <text:list-item>
              <text:p text:style-name="P11"><text:a xlink:type="simple" xlink:href="#summary-of-the-theoretical-framework-of-this-thesis" text:style-name="Internet_20_link" text:visited-style-name="Visited_20_Internet_20_Link"><text:span text:style-name="Definition">Summary of the theoretical framework of this thesis</text:span></text:a></text:p>
            </text:list-item>
          </text:list>
        </text:list-item>
        <text:list-item>
          <text:p text:style-name="P3"><text:a xlink:type="simple" xlink:href="#significance-of-the-study" text:style-name="Internet_20_link" text:visited-style-name="Visited_20_Internet_20_Link"><text:span text:style-name="Definition">5. Significance of the study</text:span></text:a></text:p>
          <text:list text:style-name="L11">
            <text:list-item>
              <text:p text:style-name="P13"><text:a xlink:type="simple" xlink:href="#wider-implications-and-applications-of-the-research" text:style-name="Internet_20_link" text:visited-style-name="Visited_20_Internet_20_Link"><text:span text:style-name="Definition">Wider implications and applications of the research</text:span></text:a></text:p>
            </text:list-item>
            <text:list-item>
              <text:p text:style-name="P13"><text:a xlink:type="simple" xlink:href="#contribution-to-knowledge-of-this-thesis" text:style-name="Internet_20_link" text:visited-style-name="Visited_20_Internet_20_Link"><text:span text:style-name="Definition">Contribution to knowledge of this thesis</text:span></text:a></text:p>
            </text:list-item>
          </text:list>
        </text:list-item>
        <text:list-item>
          <text:p text:style-name="P3"><text:a xlink:type="simple" xlink:href="#chapter-outline-of-the-study" text:style-name="Internet_20_link" text:visited-style-name="Visited_20_Internet_20_Link"><text:span text:style-name="Definition">6. Chapter outline of the study</text:span></text:a></text:p>
          <text:list text:style-name="L12">
            <text:list-item>
              <text:p text:style-name="P14"><text:a xlink:type="simple" xlink:href="#link-to-next-chapter" text:style-name="Internet_20_link" text:visited-style-name="Visited_20_Internet_20_Link"><text:span text:style-name="Definition">7. Link to next chapter</text:span></text:a></text:p>
            </text:list-item>
          </text:list>
        </text:list-item>
        <text:list-item>
          <text:p text:style-name="P3"><text:a xlink:type="simple" xlink:href="#to-integrate-above" text:style-name="Internet_20_link" text:visited-style-name="Visited_20_Internet_20_Link"><text:span text:style-name="Definition">To integrate above</text:span></text:a></text:p>
          <text:list text:style-name="L13">
            <text:list-item>
              <text:p text:style-name="P15"><text:a xlink:type="simple" xlink:href="#barriers-to-participation-in-game-making-practices-explored-in-contextual-settings" text:style-name="Internet_20_link" text:visited-style-name="Visited_20_Internet_20_Link"><text:span text:style-name="Definition">Barriers to participation in game making practices (explored in contextual settings)</text:span></text:a></text:p>
            </text:list-item>
            <text:list-item>
              <text:p text:style-name="P15"><text:a xlink:type="simple" xlink:href="#institutional-barriers---related-to-uk-school-context" text:style-name="Internet_20_link" text:visited-style-name="Visited_20_Internet_20_Link"><text:soft-page-break/><text:span text:style-name="Definition">Institutional Barriers - related to UK School context</text:span></text:a></text:p>
            </text:list-item>
            <text:list-item>
              <text:p text:style-name="P15"><text:a xlink:type="simple" xlink:href="#technical-barriers---difficulties-in-learning-to-program" text:style-name="Internet_20_link" text:visited-style-name="Visited_20_Internet_20_Link"><text:span text:style-name="Definition">Technical Barriers - Difficulties in learning to program</text:span></text:a></text:p>
            </text:list-item>
            <text:list-item>
              <text:p text:style-name="P15"><text:a xlink:type="simple" xlink:href="#cultural-identity-barriers-to-participation-in" text:style-name="Internet_20_link" text:visited-style-name="Visited_20_Internet_20_Link"><text:span text:style-name="Definition">Cultural / Identity barriers to participation in …</text:span></text:a></text:p>
              <text:list text:style-name="L14">
                <text:list-item>
                  <text:p text:style-name="P16"><text:a xlink:type="simple" xlink:href="#barrier---identity-and-computer-cultures" text:style-name="Internet_20_link" text:visited-style-name="Visited_20_Internet_20_Link"><text:span text:style-name="Definition">Barrier - Identity and computer cultures</text:span></text:a></text:p>
                </text:list-item>
              </text:list>
            </text:list-item>
            <text:list-item>
              <text:p text:style-name="P15"><text:a xlink:type="simple" xlink:href="#barrier---unfamiliarity-with-support-practices" text:style-name="Internet_20_link" text:visited-style-name="Visited_20_Internet_20_Link"><text:span text:style-name="Definition">Barrier - unfamiliarity with support practices</text:span></text:a></text:p>
            </text:list-item>
            <text:list-item>
              <text:p text:style-name="P15"><text:a xlink:type="simple" xlink:href="#outlining-cultural-barriers-aspects-of-game-making" text:style-name="Internet_20_link" text:visited-style-name="Visited_20_Internet_20_Link"><text:span text:style-name="Definition">Outlining cultural barriers / aspects of game making</text:span></text:a></text:p>
            </text:list-item>
          </text:list>
        </text:list-item>
        <text:list-item>
          <text:p text:style-name="P3"><text:span text:style-name="Definition"/></text:p>
        </text:list-item>
      </text:list>
      <text:h text:style-name="Heading_20_1" text:outline-level="1"><text:bookmark-start text:name="introduction---games-for-a-read-write-world."/>Introduction - “Games for a Read / Write World.”<text:bookmark-end text:name="introduction---games-for-a-read-write-world."/></text:h>
      <text:p text:style-name="P2">A study of the cultural and interpersonal dimensions and evolving tool use of an emerging community of families coding digital games together.</text:p>
      <text:h text:style-name="Heading_20_2" text:outline-level="2"><text:bookmark-start text:name="ideas-to-add-into-the-introduction"/>Ideas to add into the introduction<text:bookmark-end text:name="ideas-to-add-into-the-introduction"/></text:h>
      <text:h text:style-name="Heading_20_2" text:outline-level="2"><text:bookmark-start text:name="introduction-to-the-thesis"/>1. Introduction to the thesis<text:bookmark-end text:name="introduction-to-the-thesis"/></text:h>
      <text:h text:style-name="Heading_20_3" text:outline-level="3"><text:bookmark-start text:name="introduction-to-increased-use-and-importance-of-technology-in-western-society"/>Introduction to increased use and importance of technology in western society<text:bookmark-end text:name="introduction-to-increased-use-and-importance-of-technology-in-western-society"/></text:h>
      <text:p text:style-name="First_20_paragraph">We live in a society where digital technology is increasingly used in work and home life, providing diverse opportunities.</text:p>
      <text:p text:style-name="Text_20_body">However, these opportunities come with potential implications and costs at both a societal and individual level.</text:p>
      <text:p text:style-name="Text_20_body">Over the lifespan of this thesis there has been a shift from a concern around deficit of computer literate workforce to impact of AI on the workforce in more general terms.</text:p>
      <text:p text:style-name="Text_20_body">Convenience and automation of tasks in the form of commercial software services and AI can diminish critical thinking skills and make individuals overly reliant on technology.</text:p>
      <text:p text:style-name="Text_20_body">A particular area of concern surrounds sophisticated media production and delivery systems which driven by algorithmically generated suggestions can foster a passive consumption of media. 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p text:style-name="Text_20_body">A relevant factor within this picture is increasing calls for digital and resistance often taking the form of reduced participation or consumption <text:reference-mark-start text:name="ZOTERO_ITEM CSL_CITATION {&quot;citationID&quot;:&quot;00000001&quot;,&quot;properties&quot;:{&quot;unsorted&quot;:false,&quot;formattedCitation&quot;:&quot;(Syvertsen and Enli, 2020)&quot;,&quot;plainCitation&quot;:&quot;(Syvertsen and Enli, 2020)&quot;,&quot;noteIndex&quot;:0},&quot;citationItems&quot;:[{&quot;id&quot;:10257,&quot;uris&quot;:[&quot;http://zotero.org/users/1913249/items/LXHRJ68G&quot;],&quot;itemData&quot;:{&quot;id&quot;:10257,&quot;type&quot;:&quot;article-journal&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quot;:&quot;Convergence: The International Journal of Research into New Media Technologies&quot;,&quot;DOI&quot;:&quot;10.1177/1354856519847325&quot;,&quot;ISSN&quot;:&quot;1354-8565, 1748-7382&quot;,&quot;issue&quot;:&quot;5-6&quot;,&quot;journalAbbreviation&quot;:&quot;Convergence: The International Journal of Research into New Media Technologies&quot;,&quot;language&quot;:&quot;en&quot;,&quot;page&quot;:&quot;1269-1283&quot;,&quot;source&quot;:&quot;DOI.org (Crossref)&quot;,&quot;title&quot;:&quot;Digital detox: Media resistance and the promise of authenticity&quot;,&quot;title-short&quot;:&quot;Digital detox&quot;,&quot;URL&quot;:&quot;https://journals.sagepub.com/doi/10.1177/1354856519847325&quot;,&quot;volume&quot;:&quot;26&quot;,&quot;author&quot;:[{&quot;family&quot;:&quot;Syvertsen&quot;,&quot;given&quot;:&quot;Trine&quot;},{&quot;family&quot;:&quot;Enli&quot;,&quot;given&quot;:&quot;Gunn&quot;}],&quot;accessed&quot;:{&quot;date-parts&quot;:[[&quot;2025&quot;,5,6]]},&quot;issued&quot;:{&quot;date-parts&quot;:[[&quot;2020&quot;,12]]},&quot;citation-key&quot;:&quot;syvertsen_digital_2020&quot;},&quot;prefix&quot;:&quot;&quot;}],&quot;schema&quot;:&quot;https://github.com/citation-style-language/schema/raw/master/csl-citation.json&quot;} RNDBk2YIrOX33"/>(Syvertsen and Enli, 2020)<text:reference-mark-end text:name="ZOTERO_ITEM CSL_CITATION {&quot;citationID&quot;:&quot;00000001&quot;,&quot;properties&quot;:{&quot;unsorted&quot;:false,&quot;formattedCitation&quot;:&quot;(Syvertsen and Enli, 2020)&quot;,&quot;plainCitation&quot;:&quot;(Syvertsen and Enli, 2020)&quot;,&quot;noteIndex&quot;:0},&quot;citationItems&quot;:[{&quot;id&quot;:10257,&quot;uris&quot;:[&quot;http://zotero.org/users/1913249/items/LXHRJ68G&quot;],&quot;itemData&quot;:{&quot;id&quot;:10257,&quot;type&quot;:&quot;article-journal&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quot;:&quot;Convergence: The International Journal of Research into New Media Technologies&quot;,&quot;DOI&quot;:&quot;10.1177/1354856519847325&quot;,&quot;ISSN&quot;:&quot;1354-8565, 1748-7382&quot;,&quot;issue&quot;:&quot;5-6&quot;,&quot;journalAbbreviation&quot;:&quot;Convergence: The International Journal of Research into New Media Technologies&quot;,&quot;language&quot;:&quot;en&quot;,&quot;page&quot;:&quot;1269-1283&quot;,&quot;source&quot;:&quot;DOI.org (Crossref)&quot;,&quot;title&quot;:&quot;Digital detox: Media resistance and the promise of authenticity&quot;,&quot;title-short&quot;:&quot;Digital detox&quot;,&quot;URL&quot;:&quot;https://journals.sagepub.com/doi/10.1177/1354856519847325&quot;,&quot;volume&quot;:&quot;26&quot;,&quot;author&quot;:[{&quot;family&quot;:&quot;Syvertsen&quot;,&quot;given&quot;:&quot;Trine&quot;},{&quot;family&quot;:&quot;Enli&quot;,&quot;given&quot;:&quot;Gunn&quot;}],&quot;accessed&quot;:{&quot;date-parts&quot;:[[&quot;2025&quot;,5,6]]},&quot;issued&quot;:{&quot;date-parts&quot;:[[&quot;2020&quot;,12]]},&quot;citation-key&quot;:&quot;syvertsen_digital_2020&quot;},&quot;prefix&quot;:&quot;&quot;}],&quot;schema&quot;:&quot;https://github.com/citation-style-language/schema/raw/master/csl-citation.json&quot;} RNDBk2YIrOX33"/>.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text:p>
      <text:h text:style-name="Heading_20_3" text:outline-level="3"><text:bookmark-start text:name="introduction-to-issues-for-technology-use-for-young-people"/><text:soft-page-break/>Introduction to issues for technology use for young people<text:bookmark-end text:name="introduction-to-issues-for-technology-use-for-young-people"/></text:h>
      <text:p text:style-name="First_20_paragraph">Some of the greatest areas for concern relate to the developmental changes in for young people as individuals. The impact of increased screen time on mental health and subsequent impact of reduced social interactions real life are areas of concern under research.</text:p>
      <text:p text:style-name="Text_20_body">Participation of young people within areas of social media and online gaming in particular reflect ongoing tensions related to the opportunities for self-expression and the dangers of identity formation within digital spaces that are hard for parents to participant in for governments to effectively regulate.</text:p>
      <text:h text:style-name="Heading_20_3" text:outline-level="3"><text:bookmark-start text:name="introduction-to-the-focus-of-the-study-on-computer-game-design-and-programming-cgdp"/>Introduction to the focus of the study on computer game design and programming (CGD&amp;P)<text:bookmark-end text:name="introduction-to-the-focus-of-the-study-on-computer-game-design-and-programming-cgdp"/></text:h>
      <text:p text:style-name="First_20_paragraph">REVISIT THIS - HOW TO PUT IN A NUTSHELL?</text:p>
      <text:p text:style-name="Text_20_body">The research process of this thesis brings families together in a new learning environment to learn how to create video games based on early arcade and platform games.</text:p>
      <text:p text:style-name="Text_20_body">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text:p>
      <text:p text:style-name="Text_20_body">CGD&amp;P is relevant in both contexts of both formal and non-formal computing education. The next section outlines the changing contextual features of both areas.</text:p>
      <text:h text:style-name="Heading_20_3" text:outline-level="3"><text:bookmark-start text:name="format-of-this-chapter"/>Format of this chapter<text:bookmark-end text:name="format-of-this-chapter"/></text:h>
      <text:p text:style-name="First_20_paragraph">Keep this brief.</text:p>
      <text:p text:style-name="Text_20_body">Following this, I outline key barriers to participation to game making identifying factors of technical, cultural, and practical dimensions.</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text:p>
      <text:p text:style-name="Text_20_body">This section begins with digital making as a more general theme before focuses in on game making.</text:p>
      <text:h text:style-name="Heading_20_3" text:outline-level="3"><text:bookmark-start text:name="context---more-general-computing"/><text:soft-page-break/>CONTEXT - MORE GENERAL COMPUTING<text:bookmark-end text:name="context---more-general-computing"/></text:h>
      <text:h text:style-name="Heading_20_3" text:outline-level="3"><text:bookmark-start text:name="background-of-informal-settings-non-formal-and-home-education-context"/>Background of informal settings / non-formal and home education context<text:bookmark-end text:name="background-of-informal-settings-non-formal-and-home-education-context"/></text:h>
      <text:p text:style-name="First_20_paragraph">MOVED FROM CH 2. INTEGRATE</text:p>
      <text:p text:style-name="Text_20_body">The setting of this research within the scope of non-formal activity attended by home educating families, while not a key focus of the study, is relevant and as such needs clarifying.</text:p>
      <text:p text:style-name="Text_20_body">NON FORMAL OR INFORMAL The term informal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citationID&quot;:&quot;00000003&quot;,&quot;properties&quot;:{&quot;unsorted&quot;:false,&quot;formattedCitation&quot;:&quot;(Sefton-Green and Erstad, 2012)&quot;,&quot;plainCitation&quot;:&quot;(Sefton-Green and Erstad, 2012)&quot;,&quot;noteIndex&quot;:0},&quot;citationItems&quot;:[{&quot;id&quot;:3752,&quot;uris&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chema&quot;:&quot;https://github.com/citation-style-language/schema/raw/master/csl-citation.json&quot;} RNDYzIJKJRje8"/>(Sefton-Green and Erstad, 2012)<text:reference-mark-end text:name="ZOTERO_ITEM CSL_CITATION {&quot;citationID&quot;:&quot;00000003&quot;,&quot;properties&quot;:{&quot;unsorted&quot;:false,&quot;formattedCitation&quot;:&quot;(Sefton-Green and Erstad, 2012)&quot;,&quot;plainCitation&quot;:&quot;(Sefton-Green and Erstad, 2012)&quot;,&quot;noteIndex&quot;:0},&quot;citationItems&quot;:[{&quot;id&quot;:3752,&quot;uris&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chema&quot;:&quot;https://github.com/citation-style-language/schema/raw/master/csl-citation.json&quot;} RNDYzIJKJRje8"/>. However, as Sefton-Green <text:reference-mark-start text:name="ZOTERO_ITEM CSL_CITATION {&quot;citationID&quot;:&quot;00000005&quot;,&quot;properties&quot;:{&quot;unsorted&quot;:false,&quot;formattedCitation&quot;:&quot;(Sefton-Green, 2006)&quot;,&quot;plainCitation&quot;:&quot;(Sefton-Green, 2006)&quot;,&quot;noteIndex&quot;:0},&quot;citationItems&quot;:[{&quot;id&quot;:3214,&quot;uris&quot;:[&quot;http://zotero.org/users/1913249/items/NMBYWLRS&quot;],&quot;itemData&quot;:{&quot;id&quot;:3214,&quot;type&quot;:&quot;report&quot;,&quot;collection-title&quot;:&quot;Opening Education&quot;,&quot;event-place&quot;:&quot;Bristol&quot;,&quot;language&quot;:&quot;en&quot;,&quot;page&quot;:&quot;43&quot;,&quot;publisher&quot;:&quot;Futurelab&quot;,&quot;publisher-place&quot;:&quot;Bristol&quot;,&quot;source&quot;:&quot;Zotero&quot;,&quot;title&quot;:&quot;Literature Review in Informal Learning with Technology Outside School&quot;,&quot;author&quot;:[{&quot;family&quot;:&quot;Sefton-Green&quot;,&quot;given&quot;:&quot;Julian&quot;}],&quot;issued&quot;:{&quot;date-parts&quot;:[[&quot;2006&quot;]]},&quot;citation-key&quot;:&quot;sefton-green_literature_2006&quot;},&quot;prefix&quot;:&quot;&quot;}],&quot;schema&quot;:&quot;https://github.com/citation-style-language/schema/raw/master/csl-citation.json&quot;} RNDBsQTJudb2X"/>(Sefton-Green, 2006)<text:reference-mark-end text:name="ZOTERO_ITEM CSL_CITATION {&quot;citationID&quot;:&quot;00000005&quot;,&quot;properties&quot;:{&quot;unsorted&quot;:false,&quot;formattedCitation&quot;:&quot;(Sefton-Green, 2006)&quot;,&quot;plainCitation&quot;:&quot;(Sefton-Green, 2006)&quot;,&quot;noteIndex&quot;:0},&quot;citationItems&quot;:[{&quot;id&quot;:3214,&quot;uris&quot;:[&quot;http://zotero.org/users/1913249/items/NMBYWLRS&quot;],&quot;itemData&quot;:{&quot;id&quot;:3214,&quot;type&quot;:&quot;report&quot;,&quot;collection-title&quot;:&quot;Opening Education&quot;,&quot;event-place&quot;:&quot;Bristol&quot;,&quot;language&quot;:&quot;en&quot;,&quot;page&quot;:&quot;43&quot;,&quot;publisher&quot;:&quot;Futurelab&quot;,&quot;publisher-place&quot;:&quot;Bristol&quot;,&quot;source&quot;:&quot;Zotero&quot;,&quot;title&quot;:&quot;Literature Review in Informal Learning with Technology Outside School&quot;,&quot;author&quot;:[{&quot;family&quot;:&quot;Sefton-Green&quot;,&quot;given&quot;:&quot;Julian&quot;}],&quot;issued&quot;:{&quot;date-parts&quot;:[[&quot;2006&quot;]]},&quot;citation-key&quot;:&quot;sefton-green_literature_2006&quot;},&quot;prefix&quot;:&quot;&quot;}],&quot;schema&quot;:&quot;https://github.com/citation-style-language/schema/raw/master/csl-citation.json&quot;} RNDBsQTJudb2X"/> notes, formally structured learning can take place in informal settings, and vice-versa. Others writers <text:reference-mark-start text:name="ZOTERO_ITEM CSL_CITATION {&quot;citationID&quot;:&quot;00000007&quot;,&quot;properties&quot;:{&quot;unsorted&quot;:false,&quot;formattedCitation&quot;:&quot;(Eshach, 2007:173; Werquin, 2009)&quot;,&quot;plainCitation&quot;:&quot;(Eshach, 2007:173; Werquin, 2009)&quot;,&quot;noteIndex&quot;:0},&quot;citationItems&quot;:[{&quot;id&quot;:3302,&quot;uris&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173&quot;,&quot;label&quot;:&quot;page&quot;,&quot;prefix&quot;:&quot;&quot;},{&quot;id&quot;:3306,&quot;uris&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chema&quot;:&quot;https://github.com/citation-style-language/schema/raw/master/csl-citation.json&quot;} RNDP2Mi1Zk9A9"/>(Eshach, 2007:173; Werquin, 2009)<text:reference-mark-end text:name="ZOTERO_ITEM CSL_CITATION {&quot;citationID&quot;:&quot;00000007&quot;,&quot;properties&quot;:{&quot;unsorted&quot;:false,&quot;formattedCitation&quot;:&quot;(Eshach, 2007:173; Werquin, 2009)&quot;,&quot;plainCitation&quot;:&quot;(Eshach, 2007:173; Werquin, 2009)&quot;,&quot;noteIndex&quot;:0},&quot;citationItems&quot;:[{&quot;id&quot;:3302,&quot;uris&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173&quot;,&quot;label&quot;:&quot;page&quot;,&quot;prefix&quot;:&quot;&quot;},{&quot;id&quot;:3306,&quot;uris&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chema&quot;:&quot;https://github.com/citation-style-language/schema/raw/master/csl-citation.json&quot;} RNDP2Mi1Zk9A9"/> use the term “non-formal” describe learning that happens outside of formal institutions, which may involve little instruction but still comprises a carefully planned learner experience, contrasting with both formal and unstructured learning. This study uses the term <text:span text:style-name="T2">non-formal</text:span> in this way, while <text:span text:style-name="T2">informal</text:span> is used more loosely to indicate unstructured, open activities happening outside a classroom lesson.</text:p>
      <text:h text:style-name="Heading_20_4" text:outline-level="4"><text:bookmark-start text:name="home-education-context"/>Home education context<text:bookmark-end text:name="home-education-context"/></text:h>
      <text:p text:style-name="First_20_paragraph">The processes and motivations driving of home education are varied <text:reference-mark-start text:name="ZOTERO_ITEM CSL_CITATION {&quot;citationID&quot;:&quot;00000009&quot;,&quot;properties&quot;:{&quot;unsorted&quot;:false,&quot;formattedCitation&quot;:&quot;(Fensham-Smith, 2021)&quot;,&quot;plainCitation&quot;:&quot;(Fensham-Smith, 2021)&quot;,&quot;noteIndex&quot;:0},&quot;citationItems&quot;:[{&quot;id&quot;:8983,&quot;uris&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chema&quot;:&quot;https://github.com/citation-style-language/schema/raw/master/csl-citation.json&quot;} RND5PHKQ2rwh5"/>(Fensham-Smith, 2021)<text:reference-mark-end text:name="ZOTERO_ITEM CSL_CITATION {&quot;citationID&quot;:&quot;00000009&quot;,&quot;properties&quot;:{&quot;unsorted&quot;:false,&quot;formattedCitation&quot;:&quot;(Fensham-Smith, 2021)&quot;,&quot;plainCitation&quot;:&quot;(Fensham-Smith, 2021)&quot;,&quot;noteIndex&quot;:0},&quot;citationItems&quot;:[{&quot;id&quot;:8983,&quot;uris&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chema&quot;:&quot;https://github.com/citation-style-language/schema/raw/master/csl-citation.json&quot;} RND5PHKQ2rwh5"/>. These motivations are often categorized into two broad streams: pedagogy and ideology <text:reference-mark-start text:name="ZOTERO_ITEM CSL_CITATION {&quot;citationID&quot;:&quot;00000011&quot;,&quot;properties&quot;:{&quot;unsorted&quot;:false,&quot;formattedCitation&quot;:&quot;(Galen and Pitman, 1991; Rothermel, 2003)&quot;,&quot;plainCitation&quot;:&quot;(Galen and Pitman, 1991; Rothermel, 2003)&quot;,&quot;noteIndex&quot;:0},&quot;citationItems&quot;:[{&quot;id&quot;:8975,&quot;uris&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id&quot;:8977,&quot;uris&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chema&quot;:&quot;https://github.com/citation-style-language/schema/raw/master/csl-citation.json&quot;} RNDFH4PzMwg8R"/>(Galen and Pitman, 1991; Rothermel, 2003)<text:reference-mark-end text:name="ZOTERO_ITEM CSL_CITATION {&quot;citationID&quot;:&quot;00000011&quot;,&quot;properties&quot;:{&quot;unsorted&quot;:false,&quot;formattedCitation&quot;:&quot;(Galen and Pitman, 1991; Rothermel, 2003)&quot;,&quot;plainCitation&quot;:&quot;(Galen and Pitman, 1991; Rothermel, 2003)&quot;,&quot;noteIndex&quot;:0},&quot;citationItems&quot;:[{&quot;id&quot;:8975,&quot;uris&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id&quot;:8977,&quot;uris&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chema&quot;:&quot;https://github.com/citation-style-language/schema/raw/master/csl-citation.json&quot;} RNDFH4PzMwg8R"/>.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citationID&quot;:&quot;00000013&quot;,&quot;properties&quot;:{&quot;unsorted&quot;:false,&quot;formattedCitation&quot;:&quot;(Gray and Riley, 2013)&quot;,&quot;plainCitation&quot;:&quot;(Gray and Riley, 2013)&quot;,&quot;noteIndex&quot;:0},&quot;citationItems&quot;:[{&quot;id&quot;:8982,&quot;uris&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chema&quot;:&quot;https://github.com/citation-style-language/schema/raw/master/csl-citation.json&quot;} RNDk7qie5VosE"/>(Gray and Riley, 2013)<text:reference-mark-end text:name="ZOTERO_ITEM CSL_CITATION {&quot;citationID&quot;:&quot;00000013&quot;,&quot;properties&quot;:{&quot;unsorted&quot;:false,&quot;formattedCitation&quot;:&quot;(Gray and Riley, 2013)&quot;,&quot;plainCitation&quot;:&quot;(Gray and Riley, 2013)&quot;,&quot;noteIndex&quot;:0},&quot;citationItems&quot;:[{&quot;id&quot;:8982,&quot;uris&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chema&quot;:&quot;https://github.com/citation-style-language/schema/raw/master/csl-citation.json&quot;} RNDk7qie5VosE"/> emphasises facilitating learning by drawing out children’s interests through everyday activities. Illich’s work on deschooling promotes the idea of <text:span text:style-name="T2">webs of learning</text:span> <text:reference-mark-start text:name="ZOTERO_ITEM CSL_CITATION {&quot;citationID&quot;:&quot;00000015&quot;,&quot;properties&quot;:{&quot;unsorted&quot;:false,&quot;formattedCitation&quot;:&quot;(Illich, 1971)&quot;,&quot;plainCitation&quot;:&quot;(Illich, 1971)&quot;,&quot;noteIndex&quot;:0},&quot;citationItems&quot;:[{&quot;id&quot;:1115,&quot;uris&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chema&quot;:&quot;https://github.com/citation-style-language/schema/raw/master/csl-citation.json&quot;} RNDC1fimeuAvY"/>(Illich, 1971)<text:reference-mark-end text:name="ZOTERO_ITEM CSL_CITATION {&quot;citationID&quot;:&quot;00000015&quot;,&quot;properties&quot;:{&quot;unsorted&quot;:false,&quot;formattedCitation&quot;:&quot;(Illich, 1971)&quot;,&quot;plainCitation&quot;:&quot;(Illich, 1971)&quot;,&quot;noteIndex&quot;:0},&quot;citationItems&quot;:[{&quot;id&quot;:1115,&quot;uris&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chema&quot;:&quot;https://github.com/citation-style-language/schema/raw/master/csl-citation.json&quot;} RNDC1fimeuAvY"/>,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citationID&quot;:&quot;00000017&quot;,&quot;properties&quot;:{&quot;unsorted&quot;:false,&quot;formattedCitation&quot;:&quot;(Doroudi and Ahmad, 2023)&quot;,&quot;plainCitation&quot;:&quot;(Doroudi and Ahmad, 2023)&quot;,&quot;noteIndex&quot;:0},&quot;citationItems&quot;:[{&quot;id&quot;:8980,&quot;uris&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chema&quot;:&quot;https://github.com/citation-style-language/schema/raw/master/csl-citation.json&quot;} RNDut2Z0aVnai"/>(Doroudi and Ahmad, 2023)<text:reference-mark-end text:name="ZOTERO_ITEM CSL_CITATION {&quot;citationID&quot;:&quot;00000017&quot;,&quot;properties&quot;:{&quot;unsorted&quot;:false,&quot;formattedCitation&quot;:&quot;(Doroudi and Ahmad, 2023)&quot;,&quot;plainCitation&quot;:&quot;(Doroudi and Ahmad, 2023)&quot;,&quot;noteIndex&quot;:0},&quot;citationItems&quot;:[{&quot;id&quot;:8980,&quot;uris&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chema&quot;:&quot;https://github.com/citation-style-language/schema/raw/master/csl-citation.json&quot;} RNDut2Z0aVnai"/>. The game-making club that forms the basis of this research can be viewed as one node within the complex web of learning that participating families engage with.</text:p>
      <text:p text:style-name="P21">integrate</text:p>
      <text:h text:style-name="Heading_20_3" text:outline-level="3"><text:bookmark-start text:name="context-of-wider-digital-making-and-culture-home-and-informal-settings"/>Context of wider digital making and culture home and informal settings<text:bookmark-end text:name="context-of-wider-digital-making-and-culture-home-and-informal-settings"/></text:h>
      <text:p text:style-name="First_20_paragraph">MOVED FROM CHAPTER 2 INTEGRATE DOWN</text:p>
      <text:p text:style-name="Text_20_body"><text:soft-page-break/></text:p>
      <text:p text:style-name="Text_20_body">Learning in non-formal environments such as home education settings allows participants to follow their own interests and to group together with others that share similar aims. Gee <text:reference-mark-start text:name="ZOTERO_ITEM CSL_CITATION {&quot;citationID&quot;:&quot;00000019&quot;,&quot;properties&quot;:{&quot;unsorted&quot;:false,&quot;formattedCitation&quot;:&quot;(Gee, 2004)&quot;,&quot;plainCitation&quot;:&quot;(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chema&quot;:&quot;https://github.com/citation-style-language/schema/raw/master/csl-citation.json&quot;} RNDObHsw9q3ir"/>(Gee, 2004)<text:reference-mark-end text:name="ZOTERO_ITEM CSL_CITATION {&quot;citationID&quot;:&quot;00000019&quot;,&quot;properties&quot;:{&quot;unsorted&quot;:false,&quot;formattedCitation&quot;:&quot;(Gee, 2004)&quot;,&quot;plainCitation&quot;:&quot;(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chema&quot;:&quot;https://github.com/citation-style-language/schema/raw/master/csl-citation.json&quot;} RNDObHsw9q3ir"/> frames these informal, often online communities as <text:span text:style-name="T2">affinity spaces</text:span>.</text:p>
      <text:p text:style-name="P30">It is relevant to examine the broader context of areas of activity around games and the resulting diverse learning outcomes. Gee <text:reference-mark-start text:name="ZOTERO_ITEM CSL_CITATION {&quot;citationID&quot;:&quot;00000021&quot;,&quot;properties&quot;:{&quot;unsorted&quot;:false,&quot;formattedCitation&quot;:&quot;(Gee, 2004)&quot;,&quot;plainCitation&quot;:&quot;(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chema&quot;:&quot;https://github.com/citation-style-language/schema/raw/master/csl-citation.json&quot;} RNDF6mPJgjxx0"/>(Gee, 2004)<text:reference-mark-end text:name="ZOTERO_ITEM CSL_CITATION {&quot;citationID&quot;:&quot;00000021&quot;,&quot;properties&quot;:{&quot;unsorted&quot;:false,&quot;formattedCitation&quot;:&quot;(Gee, 2004)&quot;,&quot;plainCitation&quot;:&quot;(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chema&quot;:&quot;https://github.com/citation-style-language/schema/raw/master/csl-citation.json&quot;} RNDF6mPJgjxx0"/> terms this activity and culture created around games <text:span text:style-name="T2">meta-gaming</text:span>. Examples include: fan websites and fiction, sharing of tips, creation of imitation games or related artwork. Gee examines how shared discourses and emerging identities develop within these spaces. Researcher Mizuko Ito’s ethnographic approach to studies of informal digital consumption and making in the home <text:reference-mark-start text:name="ZOTERO_ITEM CSL_CITATION {&quot;citationID&quot;:&quot;00000023&quot;,&quot;properties&quot;:{&quot;unsorted&quot;:false,&quot;formattedCitation&quot;:&quot;(It\\uc0\\u333{}, 2009; It\\uc0\\u333{} et al., 2010)&quot;,&quot;plainCitation&quot;:&quot;(Itō, 2009;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1148,&quot;uris&quot;:[&quot;http://zotero.org/users/1913249/items/7GJR38P4&quot;],&quot;itemData&quot;:{&quot;id&quot;:1148,&quot;type&quot;:&quot;book&quot;,&quot;call-number&quot;:&quot;HQ799.2.M352 U655 2009&quot;,&quot;collection-title&quot;:&quot;The John D. and Catherine T. MacArthur Foundation reports on digital media and learning&quot;,&quot;event-place&quot;:&quot;Cambridge, Mass&quot;,&quot;ISBN&quot;:&quot;978-0-262-51365-4&quot;,&quot;number-of-pages&quot;:&quot;98&quot;,&quot;publisher&quot;:&quot;MIT Press&quot;,&quot;publisher-place&quot;:&quot;Cambridge, Mass&quot;,&quot;source&quot;:&quot;Library of Congress ISBN&quot;,&quot;title&quot;:&quot;Living and learning with new media: summary of findings from the digital youth project&quot;,&quot;title-short&quot;:&quot;Living and learning with new media&quot;,&quot;editor&quot;:[{&quot;family&quot;:&quot;Itō&quot;,&quot;given&quot;:&quot;Mizuko&quot;}],&quot;issued&quot;:{&quot;date-parts&quot;:[[&quot;2009&quot;]]},&quot;citation-key&quot;:&quot;ito_living_2009&quot;},&quot;prefix&quot;:&quot;&quot;}],&quot;schema&quot;:&quot;https://github.com/citation-style-language/schema/raw/master/csl-citation.json&quot;} RNDSgfqIhsLqR"/><text:span text:style-name="T7">(Itō, 2009; Itō et al., 2010)</text:span><text:reference-mark-end text:name="ZOTERO_ITEM CSL_CITATION {&quot;citationID&quot;:&quot;00000023&quot;,&quot;properties&quot;:{&quot;unsorted&quot;:false,&quot;formattedCitation&quot;:&quot;(It\\uc0\\u333{}, 2009; It\\uc0\\u333{} et al., 2010)&quot;,&quot;plainCitation&quot;:&quot;(Itō, 2009;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1148,&quot;uris&quot;:[&quot;http://zotero.org/users/1913249/items/7GJR38P4&quot;],&quot;itemData&quot;:{&quot;id&quot;:1148,&quot;type&quot;:&quot;book&quot;,&quot;call-number&quot;:&quot;HQ799.2.M352 U655 2009&quot;,&quot;collection-title&quot;:&quot;The John D. and Catherine T. MacArthur Foundation reports on digital media and learning&quot;,&quot;event-place&quot;:&quot;Cambridge, Mass&quot;,&quot;ISBN&quot;:&quot;978-0-262-51365-4&quot;,&quot;number-of-pages&quot;:&quot;98&quot;,&quot;publisher&quot;:&quot;MIT Press&quot;,&quot;publisher-place&quot;:&quot;Cambridge, Mass&quot;,&quot;source&quot;:&quot;Library of Congress ISBN&quot;,&quot;title&quot;:&quot;Living and learning with new media: summary of findings from the digital youth project&quot;,&quot;title-short&quot;:&quot;Living and learning with new media&quot;,&quot;editor&quot;:[{&quot;family&quot;:&quot;Itō&quot;,&quot;given&quot;:&quot;Mizuko&quot;}],&quot;issued&quot;:{&quot;date-parts&quot;:[[&quot;2009&quot;]]},&quot;citation-key&quot;:&quot;ito_living_2009&quot;},&quot;prefix&quot;:&quot;&quot;}],&quot;schema&quot;:&quot;https://github.com/citation-style-language/schema/raw/master/csl-citation.json&quot;} RNDSgfqIhsLqR"/>, charts a progression in proficiency of young makers of digital products within online communities. This approach connects the affordances of new online tools with the sociocultural view of learning as embedded within social and cultural contexts <text:reference-mark-start text:name="ZOTERO_ITEM CSL_CITATION {&quot;citationID&quot;:&quot;00000025&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bKslKIQvTE"/>(Ito et al., 2013)<text:reference-mark-end text:name="ZOTERO_ITEM CSL_CITATION {&quot;citationID&quot;:&quot;00000025&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bKslKIQvTE"/>. Sefton Green <text:reference-mark-start text:name="ZOTERO_ITEM CSL_CITATION {&quot;citationID&quot;:&quot;00000027&quot;,&quot;properties&quot;:{&quot;unsorted&quot;:false,&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chema&quot;:&quot;https://github.com/citation-style-language/schema/raw/master/csl-citation.json&quot;} RNDtE7BXkRe2n"/>(Sefton-Green, 2013)<text:reference-mark-end text:name="ZOTERO_ITEM CSL_CITATION {&quot;citationID&quot;:&quot;00000027&quot;,&quot;properties&quot;:{&quot;unsorted&quot;:false,&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chema&quot;:&quot;https://github.com/citation-style-language/schema/raw/master/csl-citation.json&quot;} RNDtE7BXkRe2n"/> explores the wider context of digital making including anxieties around the use of digital technology by young people and and it’s alignment with valued digital skills required by the workforce. He notes both the potential and current lack of research on the transfer of learning opportunities and learner trajectories between informal experiences, formal learning settings and professional destinations. Observations of young people’s enthusiastic involvement in digital media and game making, and meta-gaming in informal communities have sparked questions on how to leverage this interest as funds for other educational aims <text:reference-mark-start text:name="ZOTERO_ITEM CSL_CITATION {&quot;citationID&quot;:&quot;00000029&quot;,&quot;properties&quot;:{&quot;unsorted&quot;:false,&quot;formattedCitation&quot;:&quot;(Papert, 1980; Gee, 2004)&quot;,&quot;plainCitation&quot;:&quot;(Papert, 1980; 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c4hHjNdCXF"/>(Papert, 1980; Gee, 2004)<text:reference-mark-end text:name="ZOTERO_ITEM CSL_CITATION {&quot;citationID&quot;:&quot;00000029&quot;,&quot;properties&quot;:{&quot;unsorted&quot;:false,&quot;formattedCitation&quot;:&quot;(Papert, 1980; Gee, 2004)&quot;,&quot;plainCitation&quot;:&quot;(Papert, 1980; 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c4hHjNdCXF"/>. Sefton Green also outlines emerging more structured programme which aim to do this.</text:p>
      <text:p text:style-name="Text_20_body">CHECK OVERLAP WITH LIT REVIEW</text:p>
      <text:p text:style-name="Text_20_body">ETHOS AND MOTIVATION</text:p>
      <text:p text:style-name="Text_20_body">The desire to complete a particular project and self-motivated access to the resources to achieve it is the stuff of computing mythology, recalling the kind of garage innovation that created Apple computer and early hacker computing culture <text:reference-mark-start text:name="ZOTERO_ITEM CSL_CITATION {&quot;citationID&quot;:&quot;00000031&quot;,&quot;properties&quot;:{&quot;unsorted&quot;:false,&quot;formattedCitation&quot;:&quot;(Fuller, 2015)&quot;,&quot;plainCitation&quot;:&quot;(Fuller, 2015)&quot;,&quot;noteIndex&quot;:0},&quot;citationItems&quot;:[{&quot;id&quot;:9069,&quot;uris&quot;:[&quot;http://zotero.org/users/1913249/items/6V6PSBQ6&quot;],&quot;itemData&quot;:{&quot;id&quot;:9069,&quot;type&quot;:&quot;article-journal&quot;,&quot;container-title&quot;:&quot;Angelaki&quot;,&quot;DOI&quot;:&quot;10.1080/0969725X.2015.1017393&quot;,&quot;ISSN&quot;:&quot;0969-725X, 1469-2899&quot;,&quot;issue&quot;:&quot;1&quot;,&quot;journalAbbreviation&quot;:&quot;Angelaki&quot;,&quot;language&quot;:&quot;en&quot;,&quot;page&quot;:&quot;125-136&quot;,&quot;source&quot;:&quot;DOI.org (Crossref)&quot;,&quot;title&quot;:&quot;IN THE GARAGE: assemblage, opportunity and techno-aesthetics&quot;,&quot;title-short&quot;:&quot;IN THE GARAGE&quot;,&quot;URL&quot;:&quot;https://www.tandfonline.com/doi/full/10.1080/0969725X.2015.1017393&quot;,&quot;volume&quot;:&quot;20&quot;,&quot;author&quot;:[{&quot;family&quot;:&quot;Fuller&quot;,&quot;given&quot;:&quot;Glen&quot;}],&quot;accessed&quot;:{&quot;date-parts&quot;:[[&quot;2023&quot;,10,30]]},&quot;issued&quot;:{&quot;date-parts&quot;:[[&quot;2015&quot;,1,2]]},&quot;citation-key&quot;:&quot;fuller_garage_2015&quot;},&quot;prefix&quot;:&quot;&quot;}],&quot;schema&quot;:&quot;https://github.com/citation-style-language/schema/raw/master/csl-citation.json&quot;} RNDyyPMfiP94v"/>(Fuller, 2015)<text:reference-mark-end text:name="ZOTERO_ITEM CSL_CITATION {&quot;citationID&quot;:&quot;00000031&quot;,&quot;properties&quot;:{&quot;unsorted&quot;:false,&quot;formattedCitation&quot;:&quot;(Fuller, 2015)&quot;,&quot;plainCitation&quot;:&quot;(Fuller, 2015)&quot;,&quot;noteIndex&quot;:0},&quot;citationItems&quot;:[{&quot;id&quot;:9069,&quot;uris&quot;:[&quot;http://zotero.org/users/1913249/items/6V6PSBQ6&quot;],&quot;itemData&quot;:{&quot;id&quot;:9069,&quot;type&quot;:&quot;article-journal&quot;,&quot;container-title&quot;:&quot;Angelaki&quot;,&quot;DOI&quot;:&quot;10.1080/0969725X.2015.1017393&quot;,&quot;ISSN&quot;:&quot;0969-725X, 1469-2899&quot;,&quot;issue&quot;:&quot;1&quot;,&quot;journalAbbreviation&quot;:&quot;Angelaki&quot;,&quot;language&quot;:&quot;en&quot;,&quot;page&quot;:&quot;125-136&quot;,&quot;source&quot;:&quot;DOI.org (Crossref)&quot;,&quot;title&quot;:&quot;IN THE GARAGE: assemblage, opportunity and techno-aesthetics&quot;,&quot;title-short&quot;:&quot;IN THE GARAGE&quot;,&quot;URL&quot;:&quot;https://www.tandfonline.com/doi/full/10.1080/0969725X.2015.1017393&quot;,&quot;volume&quot;:&quot;20&quot;,&quot;author&quot;:[{&quot;family&quot;:&quot;Fuller&quot;,&quot;given&quot;:&quot;Glen&quot;}],&quot;accessed&quot;:{&quot;date-parts&quot;:[[&quot;2023&quot;,10,30]]},&quot;issued&quot;:{&quot;date-parts&quot;:[[&quot;2015&quot;,1,2]]},&quot;citation-key&quot;:&quot;fuller_garage_2015&quot;},&quot;prefix&quot;:&quot;&quot;}],&quot;schema&quot;:&quot;https://github.com/citation-style-language/schema/raw/master/csl-citation.json&quot;} RNDyyPMfiP94v"/>.</text:p>
      <text:p text:style-name="Text_20_body">The underlying ethos of the maker movement is relevant here which can be described as a complex mix of enthusiast and industry and progressive educational approaches <text:reference-mark-start text:name="ZOTERO_ITEM CSL_CITATION {&quot;citationID&quot;:&quot;00000033&quot;,&quot;properties&quot;:{&quot;unsorted&quot;:false,&quot;formattedCitation&quot;:&quot;(Blikstein, 2018)&quot;,&quot;plainCitation&quot;:&quot;(Blikstein, 2018)&quot;,&quot;noteIndex&quot;:0},&quot;citationItems&quot;:[{&quot;id&quot;:10259,&quot;uris&quot;:[&quot;http://zotero.org/users/1913249/items/K97DIZB6&quot;],&quot;itemData&quot;:{&quot;id&quot;:10259,&quot;type&quot;:&quot;chapter&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container-title&quot;:&quot;Handbook of Technology Education&quot;,&quot;event-place&quot;:&quot;Cham&quot;,&quot;ISBN&quot;:&quot;978-3-319-44686-8&quot;,&quot;language&quot;:&quot;en&quot;,&quot;note&quot;:&quot;collection-title: Springer International Handbooks of Education\nDOI: 10.1007/978-3-319-44687-5_33&quot;,&quot;page&quot;:&quot;419-437&quot;,&quot;publisher&quot;:&quot;Springer International Publishing&quot;,&quot;publisher-place&quot;:&quot;Cham&quot;,&quot;source&quot;:&quot;DOI.org (Crossref)&quot;,&quot;title&quot;:&quot;Maker Movement in Education: History and Prospects&quot;,&quot;title-short&quot;:&quot;Maker Movement in Education&quot;,&quot;URL&quot;:&quot;http://link.springer.com/10.1007/978-3-319-44687-5_33&quot;,&quot;editor&quot;:[{&quot;family&quot;:&quot;De Vries&quot;,&quot;given&quot;:&quot;Marc J.&quot;}],&quot;author&quot;:[{&quot;family&quot;:&quot;Blikstein&quot;,&quot;given&quot;:&quot;Paulo&quot;}],&quot;accessed&quot;:{&quot;date-parts&quot;:[[&quot;2025&quot;,5,6]]},&quot;issued&quot;:{&quot;date-parts&quot;:[[&quot;2018&quot;]]},&quot;citation-key&quot;:&quot;de_vries_maker_2018&quot;},&quot;prefix&quot;:&quot;&quot;}],&quot;schema&quot;:&quot;https://github.com/citation-style-language/schema/raw/master/csl-citation.json&quot;} RNDM1ULnO65AI"/>(Blikstein, 2018)<text:reference-mark-end text:name="ZOTERO_ITEM CSL_CITATION {&quot;citationID&quot;:&quot;00000033&quot;,&quot;properties&quot;:{&quot;unsorted&quot;:false,&quot;formattedCitation&quot;:&quot;(Blikstein, 2018)&quot;,&quot;plainCitation&quot;:&quot;(Blikstein, 2018)&quot;,&quot;noteIndex&quot;:0},&quot;citationItems&quot;:[{&quot;id&quot;:10259,&quot;uris&quot;:[&quot;http://zotero.org/users/1913249/items/K97DIZB6&quot;],&quot;itemData&quot;:{&quot;id&quot;:10259,&quot;type&quot;:&quot;chapter&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container-title&quot;:&quot;Handbook of Technology Education&quot;,&quot;event-place&quot;:&quot;Cham&quot;,&quot;ISBN&quot;:&quot;978-3-319-44686-8&quot;,&quot;language&quot;:&quot;en&quot;,&quot;note&quot;:&quot;collection-title: Springer International Handbooks of Education\nDOI: 10.1007/978-3-319-44687-5_33&quot;,&quot;page&quot;:&quot;419-437&quot;,&quot;publisher&quot;:&quot;Springer International Publishing&quot;,&quot;publisher-place&quot;:&quot;Cham&quot;,&quot;source&quot;:&quot;DOI.org (Crossref)&quot;,&quot;title&quot;:&quot;Maker Movement in Education: History and Prospects&quot;,&quot;title-short&quot;:&quot;Maker Movement in Education&quot;,&quot;URL&quot;:&quot;http://link.springer.com/10.1007/978-3-319-44687-5_33&quot;,&quot;editor&quot;:[{&quot;family&quot;:&quot;De Vries&quot;,&quot;given&quot;:&quot;Marc J.&quot;}],&quot;author&quot;:[{&quot;family&quot;:&quot;Blikstein&quot;,&quot;given&quot;:&quot;Paulo&quot;}],&quot;accessed&quot;:{&quot;date-parts&quot;:[[&quot;2025&quot;,5,6]]},&quot;issued&quot;:{&quot;date-parts&quot;:[[&quot;2018&quot;]]},&quot;citation-key&quot;:&quot;de_vries_maker_2018&quot;},&quot;prefix&quot;:&quot;&quot;}],&quot;schema&quot;:&quot;https://github.com/citation-style-language/schema/raw/master/csl-citation.json&quot;} RNDM1ULnO65AI"/>.</text:p>
      <text:p text:style-name="Text_20_body">These tools and practices were mostly free both in terms of cost and through the use of open copyright licences, a characteristic that contributed to their widespread success adoption.</text:p>
      <text:p text:style-name="Text_20_body">COMMUNITY</text:p>
      <text:p text:style-name="Text_20_body">The engagement of many teachers and enthusiastic volunteers in these initiatives these is documented the proliferation of videos, blog posts, and other resources sharing novel practice. This ground swell of community activity contributed to the already active Maker Movement ,as illustrated by events like Liverpool MakeFest which and Raspberry Jam events. These grassroots events brought together teachers, professionals, young people and their families to engage with diverse new technologies in playful, empowering and technically challenging ways.</text:p>
      <text:p text:style-name="Text_20_body"><text:soft-page-break/>TOOLS (keep general)</text:p>
      <text:p text:style-name="Text_20_body">The Arduino board and the affordable, compact, and hackable Raspberry Pi computer opened new avenues for physical computing .</text:p>
      <text:p text:style-name="Text_20_body">In early 2013, MIT released Scratch 2.0, a block-coding tool for beginners, featuring an online editor and enhanced community interaction, including project remixing. Educators have adapted creative ‘sandbox’ games like Minecraft to develop design skills in a playful environment. Other accessible hardware, such as Makey Makey and Microbit, combine web-based block coding with simple physical computing. For more advanced learners, free web-based courses on authentic, text-based programming languages like Python and JavaScript added interactive elements to scaffold and motivate the acquisition of coding concepts and practical coding skills. A notable example is Code Academy.</text:p>
      <text:p text:style-name="Text_20_body">A Mozilla white paper <text:reference-mark-start text:name="ZOTERO_ITEM CSL_CITATION {&quot;citationID&quot;:&quot;00000035&quot;,&quot;properties&quot;:{&quot;unsorted&quot;:false,&quot;formattedCitation&quot;:&quot;(Mozilla Foundation, 2014)&quot;,&quot;plainCitation&quot;:&quot;(Mozilla Foundation, 2014)&quot;,&quot;noteIndex&quot;:0},&quot;citationItems&quot;:[{&quot;id&quot;:1091,&quot;uris&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chema&quot;:&quot;https://github.com/citation-style-language/schema/raw/master/csl-citation.json&quot;} RNDSJuUCglhYd"/>(Mozilla Foundation, 2014)<text:reference-mark-end text:name="ZOTERO_ITEM CSL_CITATION {&quot;citationID&quot;:&quot;00000035&quot;,&quot;properties&quot;:{&quot;unsorted&quot;:false,&quot;formattedCitation&quot;:&quot;(Mozilla Foundation, 2014)&quot;,&quot;plainCitation&quot;:&quot;(Mozilla Foundation, 2014)&quot;,&quot;noteIndex&quot;:0},&quot;citationItems&quot;:[{&quot;id&quot;:1091,&quot;uris&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chema&quot;:&quot;https://github.com/citation-style-language/schema/raw/master/csl-citation.json&quot;} RNDSJuUCglhYd"/>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citationID&quot;:&quot;00000037&quot;,&quot;properties&quot;:{&quot;unsorted&quot;:false,&quot;formattedCitation&quot;:&quot;(Thorne, 2015)&quot;,&quot;plainCitation&quot;:&quot;(Thorne, 2015)&quot;,&quot;noteIndex&quot;:0},&quot;citationItems&quot;:[{&quot;id&quot;:9602,&quot;uris&quot;:[&quot;http://zotero.org/users/1913249/items/J4X6L9CF&quot;],&quot;itemData&quot;:{&quot;id&quot;:9602,&quot;type&quot;:&quot;post-weblog&quot;,&quot;container-title&quot;:&quot;Mozilla Clubs&quot;,&quot;language&quot;:&quot;en-US&quot;,&quot;title&quot;:&quot;Clubs: Web Literacy Basics curriculum&quot;,&quot;title-short&quot;:&quot;Clubs&quot;,&quot;URL&quot;:&quot;https://michellethorne.cc/2015/03/clubs-web-literacy-basics-curriculum/&quot;,&quot;author&quot;:[{&quot;family&quot;:&quot;Thorne&quot;,&quot;given&quot;:&quot;Michelle&quot;}],&quot;accessed&quot;:{&quot;date-parts&quot;:[[&quot;2024&quot;,7,11]]},&quot;issued&quot;:{&quot;date-parts&quot;:[[&quot;2015&quot;]]},&quot;citation-key&quot;:&quot;thorne_clubs_2015&quot;},&quot;prefix&quot;:&quot;&quot;}],&quot;schema&quot;:&quot;https://github.com/citation-style-language/schema/raw/master/csl-citation.json&quot;} RNDL0DHv2pdMf"/>(Thorne, 2015)<text:reference-mark-end text:name="ZOTERO_ITEM CSL_CITATION {&quot;citationID&quot;:&quot;00000037&quot;,&quot;properties&quot;:{&quot;unsorted&quot;:false,&quot;formattedCitation&quot;:&quot;(Thorne, 2015)&quot;,&quot;plainCitation&quot;:&quot;(Thorne, 2015)&quot;,&quot;noteIndex&quot;:0},&quot;citationItems&quot;:[{&quot;id&quot;:9602,&quot;uris&quot;:[&quot;http://zotero.org/users/1913249/items/J4X6L9CF&quot;],&quot;itemData&quot;:{&quot;id&quot;:9602,&quot;type&quot;:&quot;post-weblog&quot;,&quot;container-title&quot;:&quot;Mozilla Clubs&quot;,&quot;language&quot;:&quot;en-US&quot;,&quot;title&quot;:&quot;Clubs: Web Literacy Basics curriculum&quot;,&quot;title-short&quot;:&quot;Clubs&quot;,&quot;URL&quot;:&quot;https://michellethorne.cc/2015/03/clubs-web-literacy-basics-curriculum/&quot;,&quot;author&quot;:[{&quot;family&quot;:&quot;Thorne&quot;,&quot;given&quot;:&quot;Michelle&quot;}],&quot;accessed&quot;:{&quot;date-parts&quot;:[[&quot;2024&quot;,7,11]]},&quot;issued&quot;:{&quot;date-parts&quot;:[[&quot;2015&quot;]]},&quot;citation-key&quot;:&quot;thorne_clubs_2015&quot;},&quot;prefix&quot;:&quot;&quot;}],&quot;schema&quot;:&quot;https://github.com/citation-style-language/schema/raw/master/csl-citation.json&quot;} RNDL0DHv2pdMf"/>.</text:p>
      <text:p text:style-name="Text_20_body">In 2015 I contributed a short line course called Quacking Javascript to this webmaker curriclum. In my report on the underlying pedagogical approaches <text:reference-mark-start text:name="ZOTERO_ITEM CSL_CITATION {&quot;citationID&quot;:&quot;00000039&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UIeRw0kXRj"/>(Chesterman, 2015)<text:reference-mark-end text:name="ZOTERO_ITEM CSL_CITATION {&quot;citationID&quot;:&quot;00000039&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UIeRw0kXRj"/>, I outlined the following possibilities to increase participant engagement; playful approaches, use of games, and the ability for participants to incorporate popular culture and home interests into their work.</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on UK digital-focused education in schools can be profitably examined through several key developments. The first is Google leader Eric Schmidt’s speech as a MacTaggart lecture in Edinburgh in 2011, critiquing current computing provision, “Your IT curriculum focuses on teaching how to use software, but gives no insight into how it’s made” <text:reference-mark-start text:name="ZOTERO_ITEM CSL_CITATION {&quot;citationID&quot;:&quot;00000041&quot;,&quot;properties&quot;:{&quot;unsorted&quot;:false,&quot;formattedCitation&quot;:&quot;(Schmidt, 2011:8)&quot;,&quot;plainCitation&quot;:&quot;(Schmidt, 2011:8)&quot;,&quot;noteIndex&quot;:0},&quot;citationItems&quot;:[{&quot;id&quot;:9630,&quot;uris&quot;:[&quot;http://zotero.org/users/1913249/items/BLSQ2RVC&quot;],&quot;itemData&quot;:{&quot;id&quot;:9630,&quot;type&quot;:&quot;webpage&quot;,&quot;abstract&quot;:&quot;Read the full text of the Google chief executive's keynote speech from the 2011 Edinburgh TV festival&quot;,&quot;container-title&quot;:&quot;The Guardian&quot;,&quot;language&quot;:&quot;en&quot;,&quot;note&quot;:&quot;section: Media&quot;,&quot;title&quot;:&quot;Eric Schmidt's MacTaggart lecture - full text&quot;,&quot;URL&quot;:&quot;http://www.theguardian.com/media/interactive/2011/aug/26/eric-schmidt-mactaggart-lecture-full-text&quot;,&quot;author&quot;:[{&quot;family&quot;:&quot;Schmidt&quot;,&quot;given&quot;:&quot;Eric&quot;}],&quot;accessed&quot;:{&quot;date-parts&quot;:[[&quot;2024&quot;,7,12]]},&quot;issued&quot;:{&quot;date-parts&quot;:[[&quot;2011&quot;,8,26]]},&quot;citation-key&quot;:&quot;schmidt_eric_2011&quot;},&quot;locator&quot;:&quot;8&quot;,&quot;label&quot;:&quot;page&quot;,&quot;prefix&quot;:&quot;&quot;}],&quot;schema&quot;:&quot;https://github.com/citation-style-language/schema/raw/master/csl-citation.json&quot;} RNDtoscl1TTY4"/>(Schmidt, 2011:8)<text:reference-mark-end text:name="ZOTERO_ITEM CSL_CITATION {&quot;citationID&quot;:&quot;00000041&quot;,&quot;properties&quot;:{&quot;unsorted&quot;:false,&quot;formattedCitation&quot;:&quot;(Schmidt, 2011:8)&quot;,&quot;plainCitation&quot;:&quot;(Schmidt, 2011:8)&quot;,&quot;noteIndex&quot;:0},&quot;citationItems&quot;:[{&quot;id&quot;:9630,&quot;uris&quot;:[&quot;http://zotero.org/users/1913249/items/BLSQ2RVC&quot;],&quot;itemData&quot;:{&quot;id&quot;:9630,&quot;type&quot;:&quot;webpage&quot;,&quot;abstract&quot;:&quot;Read the full text of the Google chief executive's keynote speech from the 2011 Edinburgh TV festival&quot;,&quot;container-title&quot;:&quot;The Guardian&quot;,&quot;language&quot;:&quot;en&quot;,&quot;note&quot;:&quot;section: Media&quot;,&quot;title&quot;:&quot;Eric Schmidt's MacTaggart lecture - full text&quot;,&quot;URL&quot;:&quot;http://www.theguardian.com/media/interactive/2011/aug/26/eric-schmidt-mactaggart-lecture-full-text&quot;,&quot;author&quot;:[{&quot;family&quot;:&quot;Schmidt&quot;,&quot;given&quot;:&quot;Eric&quot;}],&quot;accessed&quot;:{&quot;date-parts&quot;:[[&quot;2024&quot;,7,12]]},&quot;issued&quot;:{&quot;date-parts&quot;:[[&quot;2011&quot;,8,26]]},&quot;citation-key&quot;:&quot;schmidt_eric_2011&quot;},&quot;locator&quot;:&quot;8&quot;,&quot;label&quot;:&quot;page&quot;,&quot;prefix&quot;:&quot;&quot;}],&quot;schema&quot;:&quot;https://github.com/citation-style-language/schema/raw/master/csl-citation.json&quot;} RNDtoscl1TTY4"/>.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with computing professionals. In the same week Michael Gove [@-gove_michael_2012] announced the scrapping the ICT curriclum. Finally, the new <text:span text:style-name="T2">computing</text:span> curriculum was released in 2013 to a mixed response <text:reference-mark-start text:name="ZOTERO_ITEM CSL_CITATION {&quot;citationID&quot;:&quot;00000043&quot;,&quot;properties&quot;:{&quot;unsorted&quot;:false,&quot;formattedCitation&quot;:&quot;(DFE, 2013)&quot;,&quot;plainCitation&quot;:&quot;(DFE, 2013)&quot;,&quot;noteIndex&quot;:0},&quot;citationItems&quot;:[{&quot;id&quot;:9620,&quot;uris&quot;:[&quot;http://zotero.org/users/1913249/items/B2FPAXQA&quot;],&quot;itemData&quot;:{&quot;id&quot;:9620,&quot;type&quot;:&quot;article-journal&quot;,&quot;container-title&quot;:&quot;Retrieved July&quot;,&quot;note&quot;:&quot;Citation Key: dfe2013national&quot;,&quot;page&quot;:&quot;2014&quot;,&quot;title&quot;:&quot;National curriculum in England: computing programmes of study&quot;,&quot;volume&quot;:&quot;16&quot;,&quot;author&quot;:[{&quot;family&quot;:&quot;DFE&quot;,&quot;given&quot;:&quot;UK&quot;}],&quot;issued&quot;:{&quot;date-parts&quot;:[[&quot;2013&quot;]]},&quot;citation-key&quot;:&quot;dfe2013national&quot;},&quot;prefix&quot;:&quot;&quot;}],&quot;schema&quot;:&quot;https://github.com/citation-style-language/schema/raw/master/csl-citation.json&quot;} RND4edoh1ZxdC"/>(DFE, 2013)<text:reference-mark-end text:name="ZOTERO_ITEM CSL_CITATION {&quot;citationID&quot;:&quot;00000043&quot;,&quot;properties&quot;:{&quot;unsorted&quot;:false,&quot;formattedCitation&quot;:&quot;(DFE, 2013)&quot;,&quot;plainCitation&quot;:&quot;(DFE, 2013)&quot;,&quot;noteIndex&quot;:0},&quot;citationItems&quot;:[{&quot;id&quot;:9620,&quot;uris&quot;:[&quot;http://zotero.org/users/1913249/items/B2FPAXQA&quot;],&quot;itemData&quot;:{&quot;id&quot;:9620,&quot;type&quot;:&quot;article-journal&quot;,&quot;container-title&quot;:&quot;Retrieved July&quot;,&quot;note&quot;:&quot;Citation Key: dfe2013national&quot;,&quot;page&quot;:&quot;2014&quot;,&quot;title&quot;:&quot;National curriculum in England: computing programmes of study&quot;,&quot;volume&quot;:&quot;16&quot;,&quot;author&quot;:[{&quot;family&quot;:&quot;DFE&quot;,&quot;given&quot;:&quot;UK&quot;}],&quot;issued&quot;:{&quot;date-parts&quot;:[[&quot;2013&quot;]]},&quot;citation-key&quot;:&quot;dfe2013national&quot;},&quot;prefix&quot;:&quot;&quot;}],&quot;schema&quot;:&quot;https://github.com/citation-style-language/schema/raw/master/csl-citation.json&quot;} RND4edoh1ZxdC"/>. However, while community responses were collected via a consultation, a clear consensus to avoid removal of too much digital literacy and creative project work was ignored in the final curriculum <text:reference-mark-start text:name="ZOTERO_ITEM CSL_CITATION {&quot;citationID&quot;:&quot;00000045&quot;,&quot;properties&quot;:{&quot;unsorted&quot;:false,&quot;formattedCitation&quot;:&quot;(Twining, 2013)&quot;,&quot;plainCitation&quot;:&quot;(Twining, 2013)&quot;,&quot;noteIndex&quot;:0},&quot;citationItems&quot;:[{&quot;id&quot;:9616,&quot;uris&quot;:[&quot;http://zotero.org/users/1913249/items/T9KEDSZQ&quot;],&quot;itemData&quot;:{&quot;id&quot;:9616,&quot;type&quot;:&quot;post-weblog&quot;,&quot;container-title&quot;:&quot;EdFutures&quot;,&quot;title&quot;:&quot;We were consulted&quot;,&quot;URL&quot;:&quot;https://edfutures.net/index.php?title=We_were_consulted&quot;,&quot;author&quot;:[{&quot;family&quot;:&quot;Twining&quot;,&quot;given&quot;:&quot;Peter&quot;}],&quot;accessed&quot;:{&quot;date-parts&quot;:[[&quot;2024&quot;,7,11]]},&quot;issued&quot;:{&quot;date-parts&quot;:[[&quot;2013&quot;]]},&quot;citation-key&quot;:&quot;twining_we_2013&quot;},&quot;prefix&quot;:&quot;&quot;}],&quot;schema&quot;:&quot;https://github.com/citation-style-language/schema/raw/master/csl-citation.json&quot;} RNDR6rEiZoz3F"/>(Twining, 2013)<text:reference-mark-end text:name="ZOTERO_ITEM CSL_CITATION {&quot;citationID&quot;:&quot;00000045&quot;,&quot;properties&quot;:{&quot;unsorted&quot;:false,&quot;formattedCitation&quot;:&quot;(Twining, 2013)&quot;,&quot;plainCitation&quot;:&quot;(Twining, 2013)&quot;,&quot;noteIndex&quot;:0},&quot;citationItems&quot;:[{&quot;id&quot;:9616,&quot;uris&quot;:[&quot;http://zotero.org/users/1913249/items/T9KEDSZQ&quot;],&quot;itemData&quot;:{&quot;id&quot;:9616,&quot;type&quot;:&quot;post-weblog&quot;,&quot;container-title&quot;:&quot;EdFutures&quot;,&quot;title&quot;:&quot;We were consulted&quot;,&quot;URL&quot;:&quot;https://edfutures.net/index.php?title=We_were_consulted&quot;,&quot;author&quot;:[{&quot;family&quot;:&quot;Twining&quot;,&quot;given&quot;:&quot;Peter&quot;}],&quot;accessed&quot;:{&quot;date-parts&quot;:[[&quot;2024&quot;,7,11]]},&quot;issued&quot;:{&quot;date-parts&quot;:[[&quot;2013&quot;]]},&quot;citation-key&quot;:&quot;twining_we_2013&quot;},&quot;prefix&quot;:&quot;&quot;}],&quot;schema&quot;:&quot;https://github.com/citation-style-language/schema/raw/master/csl-citation.json&quot;} RNDR6rEiZoz3F"/>. Preston <text:reference-mark-start text:name="ZOTERO_ITEM CSL_CITATION {&quot;citationID&quot;:&quot;00000047&quot;,&quot;properties&quot;:{&quot;unsorted&quot;:false,&quot;formattedCitation&quot;:&quot;(Preston, 2013)&quot;,&quot;plainCitation&quot;:&quot;(Preston, 2013)&quot;,&quot;noteIndex&quot;:0},&quot;citationItems&quot;:[{&quot;id&quot;:9625,&quot;uris&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chema&quot;:&quot;https://github.com/citation-style-language/schema/raw/master/csl-citation.json&quot;} RNDM54BsQq21c"/>(Preston, 2013)<text:reference-mark-end text:name="ZOTERO_ITEM CSL_CITATION {&quot;citationID&quot;:&quot;00000047&quot;,&quot;properties&quot;:{&quot;unsorted&quot;:false,&quot;formattedCitation&quot;:&quot;(Preston, 2013)&quot;,&quot;plainCitation&quot;:&quot;(Preston, 2013)&quot;,&quot;noteIndex&quot;:0},&quot;citationItems&quot;:[{&quot;id&quot;:9625,&quot;uris&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chema&quot;:&quot;https://github.com/citation-style-language/schema/raw/master/csl-citation.json&quot;} RNDM54BsQq21c"/> shares Twining’s perspective that Gove and Schmidt’s critique of previous ICT provision was misjudged, sharing a perspective that the ICT had been given a good kicking in part as a political football.</text:p>
      <text:p text:style-name="Text_20_body"><text:soft-page-break/>In the intervening years, there have been extensive programmes which provide instruction based resources online and those providing CPD to teachers as detailed in the introduction [Barefoot, NCCE, CAS].</text:p>
      <text:p text:style-name="Text_20_body">A recent report by Kemp and colleagues <text:reference-mark-start text:name="ZOTERO_ITEM CSL_CITATION {&quot;citationID&quot;:&quot;00000049&quot;,&quot;properties&quot;:{&quot;unsorted&quot;:false,&quot;formattedCitation&quot;:&quot;(Kemp et al., 2024)&quot;,&quot;plainCitation&quot;:&quot;(Kemp et al., 2024)&quot;,&quot;noteIndex&quot;:0},&quot;citationItems&quot;:[{&quot;id&quot;:9555,&quot;uris&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prefix&quot;:&quot;&quot;}],&quot;schema&quot;:&quot;https://github.com/citation-style-language/schema/raw/master/csl-citation.json&quot;} RNDqv87kxoZ0g"/>(Kemp et al., 2024)<text:reference-mark-end text:name="ZOTERO_ITEM CSL_CITATION {&quot;citationID&quot;:&quot;00000049&quot;,&quot;properties&quot;:{&quot;unsorted&quot;:false,&quot;formattedCitation&quot;:&quot;(Kemp et al., 2024)&quot;,&quot;plainCitation&quot;:&quot;(Kemp et al., 2024)&quot;,&quot;noteIndex&quot;:0},&quot;citationItems&quot;:[{&quot;id&quot;:9555,&quot;uris&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prefix&quot;:&quot;&quot;}],&quot;schema&quot;:&quot;https://github.com/citation-style-language/schema/raw/master/csl-citation.json&quot;} RNDqv87kxoZ0g"/> on the future of computing education confirms some of these initial concerns about the 2013 computing curriculum and related exams. The report outlines the disparity and dropping numbers in the uptake of digital-related qualifications. A previous report, “After the Reboot” <text:reference-mark-start text:name="ZOTERO_ITEM CSL_CITATION {&quot;citationID&quot;:&quot;00000051&quot;,&quot;properties&quot;:{&quot;unsorted&quot;:false,&quot;formattedCitation&quot;:&quot;(Waite, 2017)&quot;,&quot;plainCitation&quot;:&quot;(Waite, 2017)&quot;,&quot;noteIndex&quot;:0},&quot;citationItems&quot;:[{&quot;id&quot;:3869,&quot;uris&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chema&quot;:&quot;https://github.com/citation-style-language/schema/raw/master/csl-citation.json&quot;} RND7Gx5nyGoOZ"/>(Waite, 2017)<text:reference-mark-end text:name="ZOTERO_ITEM CSL_CITATION {&quot;citationID&quot;:&quot;00000051&quot;,&quot;properties&quot;:{&quot;unsorted&quot;:false,&quot;formattedCitation&quot;:&quot;(Waite, 2017)&quot;,&quot;plainCitation&quot;:&quot;(Waite, 2017)&quot;,&quot;noteIndex&quot;:0},&quot;citationItems&quot;:[{&quot;id&quot;:3869,&quot;uris&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chema&quot;:&quot;https://github.com/citation-style-language/schema/raw/master/csl-citation.json&quot;} RND7Gx5nyGoOZ"/>,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factors have led may practitioners and researchers to investigate game making in more informal settings.</text:p>
      <text:p text:style-name="Text_20_body">MOVED INTEGRATE UP The contextual challenges in UK computing education outline above contrast with the positive developments in digital making, specifically through new software and hardware. The decline in participation in digital qualifications after curriculum changes highlights a mismatch between the curriculum and the opportunities provided by recent advancements.</text:p>
      <text:p text:style-name="Text_20_body">MOVED INTEGRATE UP The refocusing of the UK curriculum and supporting exams in the area of digital education towards a more abstract approach to computer science concepts over a skills-based production has raised concerns. Kemp and colleagues’<text:reference-mark-start text:name="ZOTERO_ITEM CSL_CITATION {&quot;citationID&quot;:&quot;00000053&quot;,&quot;properties&quot;:{&quot;unsorted&quot;:false,&quot;formattedCitation&quot;:&quot;(Kemp et al., 2024)&quot;,&quot;plainCitation&quot;:&quot;(Kemp et al., 2024)&quot;,&quot;noteIndex&quot;:0},&quot;citationItems&quot;:[{&quot;id&quot;:9555,&quot;uris&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prefix&quot;:&quot;&quot;}],&quot;schema&quot;:&quot;https://github.com/citation-style-language/schema/raw/master/csl-citation.json&quot;} RND300khBl0t4"/>(Kemp et al., 2024)<text:reference-mark-end text:name="ZOTERO_ITEM CSL_CITATION {&quot;citationID&quot;:&quot;00000053&quot;,&quot;properties&quot;:{&quot;unsorted&quot;:false,&quot;formattedCitation&quot;:&quot;(Kemp et al., 2024)&quot;,&quot;plainCitation&quot;:&quot;(Kemp et al., 2024)&quot;,&quot;noteIndex&quot;:0},&quot;citationItems&quot;:[{&quot;id&quot;:9555,&quot;uris&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prefix&quot;:&quot;&quot;}],&quot;schema&quot;:&quot;https://github.com/citation-style-language/schema/raw/master/csl-citation.json&quot;} RND300khBl0t4"/> recent report on the future of computing education notes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text:p>
      <text:h text:style-name="Heading_20_3" text:outline-level="3"><text:bookmark-start text:name="an-introduction-to-the-context-of-on-digital-game-making"/>An introduction to the context of on digital game making<text:bookmark-end text:name="an-introduction-to-the-context-of-on-digital-game-making"/></text:h>
      <text:p text:style-name="P2">Broad Motivations for CGD&amp;P</text:p>
      <text:p text:style-name="Text_20_body">While much research on digital game making focuses on its educational benefits for subjects like mathematics and science, as well as enhancing coding skills <text:reference-mark-start text:name="ZOTERO_ITEM CSL_CITATION {&quot;citationID&quot;:&quot;00000055&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c42HA5qVlA"/>(Kafai and Vasudevan, 2015)<text:reference-mark-end text:name="ZOTERO_ITEM CSL_CITATION {&quot;citationID&quot;:&quot;00000055&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c42HA5qVlA"/>, there is also a diverse range of motivations behind game making, including critical making and empowerment.</text:p>
      <text:p text:style-name="Text_20_body">REFRAME AS EMPOWERMENT In this thesis, I explore digital game making as a vehicle to develop to computational fluency and participation in coding community practices. The participants in this study are small groups of home educating families undertaking short, informally-structured game making courses. While this thesis covers the practical process of learning to code, it also addresses aspects of game making that are more to do with the overall <text:soft-page-break/>expressive value of digital media. To serve this exploration the concepts of computational fluency (one used within foundational CGD&amp;P research) and agency are used as a guiding principle throughout the thesis.</text:p>
      <text:p text:style-name="Text_20_body">MOVE LATER? CH. 2 The term communicates ‘not only an understanding of computational concepts and problem-solving strategies, but also the ability to create and express oneself with digital technologies’ <text:reference-mark-start text:name="ZOTERO_ITEM CSL_CITATION {&quot;citationID&quot;:&quot;00000057&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bDL3qeuEen"/>(Resnick, 2018)<text:reference-mark-end text:name="ZOTERO_ITEM CSL_CITATION {&quot;citationID&quot;:&quot;00000057&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bDL3qeuEen"/>. For Resnick, fluency, whether with writing or coding, helps develop your thinking, voice, and identity <text:reference-mark-start text:name="ZOTERO_ITEM CSL_CITATION {&quot;citationID&quot;:&quot;00000059&quot;,&quot;properties&quot;:{&quot;unsorted&quot;:false,&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lmJ5cMeiEC"/>(Resnick, 2017)<text:reference-mark-end text:name="ZOTERO_ITEM CSL_CITATION {&quot;citationID&quot;:&quot;00000059&quot;,&quot;properties&quot;:{&quot;unsorted&quot;:false,&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lmJ5cMeiEC"/>. Resnick’s aim here is to critique formulaic and instruction-based computing education <text:reference-mark-start text:name="ZOTERO_ITEM CSL_CITATION {&quot;citationID&quot;:&quot;00000061&quot;,&quot;properties&quot;:{&quot;unsorted&quot;:false,&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jmtZ9VKNPc"/>(Resnick and Rusk, 2020)<text:reference-mark-end text:name="ZOTERO_ITEM CSL_CITATION {&quot;citationID&quot;:&quot;00000061&quot;,&quot;properties&quot;:{&quot;unsorted&quot;:false,&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jmtZ9VKNPc"/>.</text:p>
      <text:h text:style-name="Heading_20_3" text:outline-level="3"><text:bookmark-start text:name="the-context-of-family-gaming"/>The context of family gaming<text:bookmark-end text:name="the-context-of-family-gaming"/></text:h>
      <text:p text:style-name="First_20_paragraph">Game-playing practices and the opportunities provided by participation in wider communities continue to evolve. For example, casual and retro games played by both adults and children are increasingly available via smartphones and home consoles. The nostalgia around such games and the associated aesthetics of cuteness create a potential for connection between younger and older players <text:reference-mark-start text:name="ZOTERO_ITEM CSL_CITATION {&quot;citationID&quot;:&quot;00000063&quot;,&quot;properties&quot;:{&quot;unsorted&quot;:false,&quot;formattedCitation&quot;:&quot;(Boyle and Kao, 2017)&quot;,&quot;plainCitation&quot;:&quot;(Boyle and Kao, 2017)&quot;,&quot;noteIndex&quot;:0},&quot;citationItems&quot;:[{&quot;id&quot;:3743,&quot;uris&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chema&quot;:&quot;https://github.com/citation-style-language/schema/raw/master/csl-citation.json&quot;} RNDp1u48IvOsf"/>(Boyle and Kao, 2017)<text:reference-mark-end text:name="ZOTERO_ITEM CSL_CITATION {&quot;citationID&quot;:&quot;00000063&quot;,&quot;properties&quot;:{&quot;unsorted&quot;:false,&quot;formattedCitation&quot;:&quot;(Boyle and Kao, 2017)&quot;,&quot;plainCitation&quot;:&quot;(Boyle and Kao, 2017)&quot;,&quot;noteIndex&quot;:0},&quot;citationItems&quot;:[{&quot;id&quot;:3743,&quot;uris&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chema&quot;:&quot;https://github.com/citation-style-language/schema/raw/master/csl-citation.json&quot;} RNDp1u48IvOsf"/>. The sustained popularity of retro games together with easy-to-use game making tools and code frameworks, provides an entry point for game players into game making cultures which is reflected in the success of amateur game-publishing websites like itch.io <text:reference-mark-start text:name="ZOTERO_ITEM CSL_CITATION {&quot;citationID&quot;:&quot;00000065&quot;,&quot;properties&quot;:{&quot;unsorted&quot;:false,&quot;formattedCitation&quot;:&quot;(Garda, 2014)&quot;,&quot;plainCitation&quot;:&quot;(Garda, 2014)&quot;,&quot;noteIndex&quot;:0},&quot;citationItems&quot;:[{&quot;id&quot;:3757,&quot;uris&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chema&quot;:&quot;https://github.com/citation-style-language/schema/raw/master/csl-citation.json&quot;} RND2axwC0qOKV"/>(Garda, 2014)<text:reference-mark-end text:name="ZOTERO_ITEM CSL_CITATION {&quot;citationID&quot;:&quot;00000065&quot;,&quot;properties&quot;:{&quot;unsorted&quot;:false,&quot;formattedCitation&quot;:&quot;(Garda, 2014)&quot;,&quot;plainCitation&quot;:&quot;(Garda, 2014)&quot;,&quot;noteIndex&quot;:0},&quot;citationItems&quot;:[{&quot;id&quot;:3757,&quot;uris&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chema&quot;:&quot;https://github.com/citation-style-language/schema/raw/master/csl-citation.json&quot;} RND2axwC0qOKV"/>.</text:p>
      <text:p text:style-name="Text_20_body">Thus, the process of making retro games with families lies at a confluence of diverse contexts, motivations, and possibilities. My study, in part, asks how the motivational and navigational affordances of enthusiast game making communities can be brought into more structured educational environments. HOWEVER, and link to next section.</text:p>
      <text:h text:style-name="Heading_20_3" text:outline-level="3"><text:bookmark-start text:name="barriers-to-participation-in-programming-and-specifically-cgdp"/>Barriers to participation in programming and specifically CGD&amp;P<text:bookmark-end text:name="barriers-to-participation-in-programming-and-specifically-cgdp"/></text:h>
      <text:p text:style-name="First_20_paragraph">This section explores relevant studies to outline the barriers to participation in CGD&amp;P, addressing three key areas: technical barriers, difficulties in structuring learning experiences, and issues related to identity and values.</text:p>
      <text:p text:style-name="P21">technical barriers</text:p>
      <text:p text:style-name="P30">CGD&amp;P inherits some of the intrinsic difficulties associated with computer programming <text:reference-mark-start text:name="ZOTERO_ITEM CSL_CITATION {&quot;citationID&quot;:&quot;00000067&quot;,&quot;properties&quot;:{&quot;unsorted&quot;:false,&quot;formattedCitation&quot;:&quot;(Gomes and Mendes, 2007; Jo\\uc0\\u227{}o et al., 2019; Sentance et al., 2019)&quot;,&quot;plainCitation&quot;:&quot;(Gomes and Mendes, 2007; João et al., 2019; 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chema&quot;:&quot;https://github.com/citation-style-language/schema/raw/master/csl-citation.json&quot;} RNDTkHVIIj2Yg"/><text:span text:style-name="T7">(Gomes and Mendes, 2007; João et al., 2019; Sentance et al., 2019)</text:span><text:reference-mark-end text:name="ZOTERO_ITEM CSL_CITATION {&quot;citationID&quot;:&quot;00000067&quot;,&quot;properties&quot;:{&quot;unsorted&quot;:false,&quot;formattedCitation&quot;:&quot;(Gomes and Mendes, 2007; Jo\\uc0\\u227{}o et al., 2019; Sentance et al., 2019)&quot;,&quot;plainCitation&quot;:&quot;(Gomes and Mendes, 2007; João et al., 2019; 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chema&quot;:&quot;https://github.com/citation-style-language/schema/raw/master/csl-citation.json&quot;} RNDTkHVIIj2Yg"/>. These difficulties include the complexity of programming syntax, the challenge of understanding abstract concepts, and problems with transferring skills between different contexts <text:reference-mark-start text:name="ZOTERO_ITEM CSL_CITATION {&quot;citationID&quot;:&quot;00000069&quot;,&quot;properties&quot;:{&quot;unsorted&quot;:false,&quot;formattedCitation&quot;:&quot;(Gomes and Mendes, 2007; Rahmat et al., 2012)&quot;,&quot;plainCitation&quot;:&quot;(Gomes and Mendes, 2007; Rahmat et al., 2012)&quot;,&quot;noteIndex&quot;:0},&quot;citationItems&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9725,&quot;uris&quot;:[&quot;http://zotero.org/users/1913249/items/ABNJ9B6R&quot;],&quot;itemData&quot;:{&quot;id&quot;:9725,&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DOI&quot;:&quot;10.1016/j.sbspro.2012.09.277&quot;,&quot;journalAbbreviation&quot;:&quot;Procedia - Social and Behavioral Sciences&quot;,&quot;page&quot;:&quot;287–296&quot;,&quot;source&quot;:&quot;ResearchGate&quot;,&quot;title&quot;:&quot;Major Problems in Basic Programming that Influence Student Performance&quot;,&quot;volume&quot;:&quot;59&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issued&quot;:{&quot;date-parts&quot;:[[&quot;2012&quot;,10,1]]},&quot;citation-key&quot;:&quot;rahmat_major_2012&quot;},&quot;prefix&quot;:&quot;&quot;}],&quot;schema&quot;:&quot;https://github.com/citation-style-language/schema/raw/master/csl-citation.json&quot;} RNDB1cE0onCMP"/>(Gomes and Mendes, 2007; Rahmat et al., 2012)<text:reference-mark-end text:name="ZOTERO_ITEM CSL_CITATION {&quot;citationID&quot;:&quot;00000069&quot;,&quot;properties&quot;:{&quot;unsorted&quot;:false,&quot;formattedCitation&quot;:&quot;(Gomes and Mendes, 2007; Rahmat et al., 2012)&quot;,&quot;plainCitation&quot;:&quot;(Gomes and Mendes, 2007; Rahmat et al., 2012)&quot;,&quot;noteIndex&quot;:0},&quot;citationItems&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9725,&quot;uris&quot;:[&quot;http://zotero.org/users/1913249/items/ABNJ9B6R&quot;],&quot;itemData&quot;:{&quot;id&quot;:9725,&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DOI&quot;:&quot;10.1016/j.sbspro.2012.09.277&quot;,&quot;journalAbbreviation&quot;:&quot;Procedia - Social and Behavioral Sciences&quot;,&quot;page&quot;:&quot;287–296&quot;,&quot;source&quot;:&quot;ResearchGate&quot;,&quot;title&quot;:&quot;Major Problems in Basic Programming that Influence Student Performance&quot;,&quot;volume&quot;:&quot;59&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issued&quot;:{&quot;date-parts&quot;:[[&quot;2012&quot;,10,1]]},&quot;citation-key&quot;:&quot;rahmat_major_2012&quot;},&quot;prefix&quot;:&quot;&quot;}],&quot;schema&quot;:&quot;https://github.com/citation-style-language/schema/raw/master/csl-citation.json&quot;} RNDB1cE0onCMP"/>.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citationID&quot;:&quot;00000071&quot;,&quot;properties&quot;:{&quot;unsorted&quot;:false,&quot;formattedCitation&quot;:&quot;(Yu and Roque, 2018)&quot;,&quot;plainCitation&quot;:&quot;(Yu and Roque, 2018)&quot;,&quot;noteIndex&quot;:0},&quot;citationItems&quot;:[{&quot;id&quot;:2837,&quot;uris&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chema&quot;:&quot;https://github.com/citation-style-language/schema/raw/master/csl-citation.json&quot;} RND63IBzZ4dRU"/>(Yu and Roque, 2018)<text:reference-mark-end text:name="ZOTERO_ITEM CSL_CITATION {&quot;citationID&quot;:&quot;00000071&quot;,&quot;properties&quot;:{&quot;unsorted&quot;:false,&quot;formattedCitation&quot;:&quot;(Yu and Roque, 2018)&quot;,&quot;plainCitation&quot;:&quot;(Yu and Roque, 2018)&quot;,&quot;noteIndex&quot;:0},&quot;citationItems&quot;:[{&quot;id&quot;:2837,&quot;uris&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chema&quot;:&quot;https://github.com/citation-style-language/schema/raw/master/csl-citation.json&quot;} RND63IBzZ4dRU"/>. However, this simplification creates a tension between using more authentic programming languages and relying on scaffolded, specialised approaches <text:reference-mark-start text:name="ZOTERO_ITEM CSL_CITATION {&quot;citationID&quot;:&quot;00000073&quot;,&quot;properties&quot;:{&quot;unsorted&quot;:false,&quot;formattedCitation&quot;:&quot;(Jo\\uc0\\u227{}o et al., 2019)&quot;,&quot;plainCitation&quot;:&quot;(João et al., 2019)&quot;,&quot;noteIndex&quot;:0},&quot;citationItems&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chema&quot;:&quot;https://github.com/citation-style-language/schema/raw/master/csl-citation.json&quot;} RNDgkP6Prajom"/><text:span text:style-name="T7">(João et al., 2019)</text:span><text:reference-mark-end text:name="ZOTERO_ITEM CSL_CITATION {&quot;citationID&quot;:&quot;00000073&quot;,&quot;properties&quot;:{&quot;unsorted&quot;:false,&quot;formattedCitation&quot;:&quot;(Jo\\uc0\\u227{}o et al., 2019)&quot;,&quot;plainCitation&quot;:&quot;(João et al., 2019)&quot;,&quot;noteIndex&quot;:0},&quot;citationItems&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chema&quot;:&quot;https://github.com/citation-style-language/schema/raw/master/csl-citation.json&quot;} RNDgkP6Prajom"/>. Sefton-Green <text:reference-mark-start text:name="ZOTERO_ITEM CSL_CITATION {&quot;citationID&quot;:&quot;00000075&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0c3HRbUhG2"/>(2013)<text:reference-mark-end text:name="ZOTERO_ITEM CSL_CITATION {&quot;citationID&quot;:&quot;00000075&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0c3HRbUhG2"/> explores this tension in the context of digital making, contrasting Mozilla Webmaker tools (which use web languages like HTML, CSS, and JavaScript) with block-based systems like Scratch, which can obscure learners from authentic <text:soft-page-break/>code languages.</text:p>
      <text:p text:style-name="Text_20_body">The concepts and legacy of Papert and Turkle’s <text:reference-mark-start text:name="ZOTERO_ITEM CSL_CITATION {&quot;citationID&quot;:&quot;00000077&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XzHdtvlYsb"/>(1990)<text:reference-mark-end text:name="ZOTERO_ITEM CSL_CITATION {&quot;citationID&quot;:&quot;00000077&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XzHdtvlYsb"/>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citationID&quot;:&quot;00000079&quot;,&quot;properties&quot;:{&quot;unsorted&quot;:false,&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label&quot;:&quot;page&quot;,&quot;prefix&quot;:&quot;&quot;}],&quot;schema&quot;:&quot;https://github.com/citation-style-language/schema/raw/master/csl-citation.json&quot;} RNDkaSyA2vFoA"/>(Papert and Turkle, 1990:134)<text:reference-mark-end text:name="ZOTERO_ITEM CSL_CITATION {&quot;citationID&quot;:&quot;00000079&quot;,&quot;properties&quot;:{&quot;unsorted&quot;:false,&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label&quot;:&quot;page&quot;,&quot;prefix&quot;:&quot;&quot;}],&quot;schema&quot;:&quot;https://github.com/citation-style-language/schema/raw/master/csl-citation.json&quot;} RNDkaSyA2vFoA"/>. This approach can be characterised by the following: a top-down design process involving extensive planning prior to coding, explicit teaching of language principles and syntax, and coding from scratch rather than altering existing products. Papert’s <text:reference-mark-start text:name="ZOTERO_ITEM CSL_CITATION {&quot;citationID&quot;:&quot;00000081&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MaQprV1g5o"/>(1980)<text:reference-mark-end text:name="ZOTERO_ITEM CSL_CITATION {&quot;citationID&quot;:&quot;00000081&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MaQprV1g5o"/> focus on reducing barriers to participation is present in his focus on the importance of exploratory play, and the careful design of learning environments to faciliate such approaches, e.g. to abstract mathematical concepts concrete through exploratory play using drawing robots controlled with a simplified text code language.</text:p>
      <text:p text:style-name="P21">Difficulties in structuring and accessing learning experiences</text:p>
      <text:p text:style-name="Text_20_body">A further area of barriers to participation in CGD&amp;P is the lack are those regarding difficulties in structuring and accessing learning experiences. For example a key review exposed a lack of specific pedagogical approaches to undertake social approaches in CGD&amp;P <text:reference-mark-start text:name="ZOTERO_ITEM CSL_CITATION {&quot;citationID&quot;:&quot;00000083&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ArwecE33Uy"/>(Kafai and Vasudevan, 2015)<text:reference-mark-end text:name="ZOTERO_ITEM CSL_CITATION {&quot;citationID&quot;:&quot;00000083&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ArwecE33Uy"/>. While existing approaches are outlined in Chapter 2, for now it is sufficient to outline broad approaches and some inherent challenges.</text:p>
      <text:p text:style-name="Text_20_body">Turning to the structural dimension of education, there is also a lack of a clear division between formal and informal approaches <text:reference-mark-start text:name="ZOTERO_ITEM CSL_CITATION {&quot;citationID&quot;:&quot;00000085&quot;,&quot;properties&quot;:{&quot;unsorted&quot;:false,&quot;formattedCitation&quot;:&quot;(Rogoff et al., 2016)&quot;,&quot;plainCitation&quot;:&quot;(Rogoff et al., 2016)&quot;,&quot;noteIndex&quot;:0},&quot;citationItems&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prefix&quot;:&quot;&quot;}],&quot;schema&quot;:&quot;https://github.com/citation-style-language/schema/raw/master/csl-citation.json&quot;} RND9EL1LJUpQf"/>(Rogoff et al., 2016)<text:reference-mark-end text:name="ZOTERO_ITEM CSL_CITATION {&quot;citationID&quot;:&quot;00000085&quot;,&quot;properties&quot;:{&quot;unsorted&quot;:false,&quot;formattedCitation&quot;:&quot;(Rogoff et al., 2016)&quot;,&quot;plainCitation&quot;:&quot;(Rogoff et al., 2016)&quot;,&quot;noteIndex&quot;:0},&quot;citationItems&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prefix&quot;:&quot;&quot;}],&quot;schema&quot;:&quot;https://github.com/citation-style-language/schema/raw/master/csl-citation.json&quot;} RND9EL1LJUpQf"/>. Rogoff outline a false dichotomy between <text:span text:style-name="T2">children-led</text:span> (based on free exploration), and <text:span text:style-name="T2">adult-led</text:span> (focused on direct instruction) approaches <text:reference-mark-start text:name="ZOTERO_ITEM CSL_CITATION {&quot;citationID&quot;:&quot;00000087&quot;,&quot;properties&quot;:{&quot;unsorted&quot;:false,&quot;formattedCitation&quot;:&quot;(Rogoff, 1995:211)&quot;,&quot;plainCitation&quot;:&quot;(Rogoff, 1995:211)&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211&quot;,&quot;label&quot;:&quot;page&quot;,&quot;prefix&quot;:&quot;&quot;}],&quot;schema&quot;:&quot;https://github.com/citation-style-language/schema/raw/master/csl-citation.json&quot;} RNDYbEOscuAqh"/>(Rogoff, 1995:211)<text:reference-mark-end text:name="ZOTERO_ITEM CSL_CITATION {&quot;citationID&quot;:&quot;00000087&quot;,&quot;properties&quot;:{&quot;unsorted&quot;:false,&quot;formattedCitation&quot;:&quot;(Rogoff, 1995:211)&quot;,&quot;plainCitation&quot;:&quot;(Rogoff, 1995:211)&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211&quot;,&quot;label&quot;:&quot;page&quot;,&quot;prefix&quot;:&quot;&quot;}],&quot;schema&quot;:&quot;https://github.com/citation-style-language/schema/raw/master/csl-citation.json&quot;} RNDYbEOscuAqh"/>, proposing instead a more complex community-based understanding of learning that includes concepts of guided participation and apprenticeship <text:reference-mark-start text:name="ZOTERO_ITEM CSL_CITATION {&quot;citationID&quot;:&quot;00000089&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UuigN7mdLv"/>(Rogoff, 1994)<text:reference-mark-end text:name="ZOTERO_ITEM CSL_CITATION {&quot;citationID&quot;:&quot;00000089&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UuigN7mdLv"/>. Rogoff refers to a process of guided participation which she defines as active involvement in cultural and social activities, under the guidance of more experienced individuals (explored in more detail in the Chapter 3).</text:p>
      <text:p text:style-name="Text_20_body">The process of <text:span text:style-name="T2">tinkering</text:span> in this context refers to the use of more immediate and learner-directed connection with the materials or digital artefacts together with the possibility for changes to be rapidly fed back to learners via visible results <text:reference-mark-start text:name="ZOTERO_ITEM CSL_CITATION {&quot;citationID&quot;:&quot;00000091&quot;,&quot;properties&quot;:{&quot;unsorted&quot;:false,&quot;formattedCitation&quot;:&quot;(Vossoughi and Bevan, 2015)&quot;,&quot;plainCitation&quot;:&quot;(Vossoughi and Bevan, 2015)&quot;,&quot;noteIndex&quot;:0},&quot;citationItems&quot;:[{&quot;id&quot;:1099,&quot;uris&quot;:[&quot;http://zotero.org/users/1913249/items/FJZ623CE&quot;],&quot;itemData&quot;:{&quot;id&quot;:1099,&quot;type&quot;:&quot;article-journal&quot;,&quot;source&quot;:&quot;Google Scholar&quot;,&quot;title&quot;:&quot;Making and Tinkering: A Review of the Literature&quot;,&quot;title-short&quot;:&quot;Making and Tinkering&quot;,&quot;URL&quot;:&quot;http://www.sesp.northwestern.edu/docs/publications/1926024546baba2b73c7.pdf&quot;,&quot;author&quot;:[{&quot;family&quot;:&quot;Vossoughi&quot;,&quot;given&quot;:&quot;Shirin&quot;},{&quot;family&quot;:&quot;Bevan&quot;,&quot;given&quot;:&quot;Bronwyn&quot;}],&quot;accessed&quot;:{&quot;date-parts&quot;:[[&quot;2015&quot;,5,9]]},&quot;issued&quot;:{&quot;date-parts&quot;:[[&quot;2015&quot;]]},&quot;citation-key&quot;:&quot;vossoughi_making_2015&quot;},&quot;prefix&quot;:&quot;&quot;}],&quot;schema&quot;:&quot;https://github.com/citation-style-language/schema/raw/master/csl-citation.json&quot;} RNDrmQOxnjjpI"/>(Vossoughi and Bevan, 2015)<text:reference-mark-end text:name="ZOTERO_ITEM CSL_CITATION {&quot;citationID&quot;:&quot;00000091&quot;,&quot;properties&quot;:{&quot;unsorted&quot;:false,&quot;formattedCitation&quot;:&quot;(Vossoughi and Bevan, 2015)&quot;,&quot;plainCitation&quot;:&quot;(Vossoughi and Bevan, 2015)&quot;,&quot;noteIndex&quot;:0},&quot;citationItems&quot;:[{&quot;id&quot;:1099,&quot;uris&quot;:[&quot;http://zotero.org/users/1913249/items/FJZ623CE&quot;],&quot;itemData&quot;:{&quot;id&quot;:1099,&quot;type&quot;:&quot;article-journal&quot;,&quot;source&quot;:&quot;Google Scholar&quot;,&quot;title&quot;:&quot;Making and Tinkering: A Review of the Literature&quot;,&quot;title-short&quot;:&quot;Making and Tinkering&quot;,&quot;URL&quot;:&quot;http://www.sesp.northwestern.edu/docs/publications/1926024546baba2b73c7.pdf&quot;,&quot;author&quot;:[{&quot;family&quot;:&quot;Vossoughi&quot;,&quot;given&quot;:&quot;Shirin&quot;},{&quot;family&quot;:&quot;Bevan&quot;,&quot;given&quot;:&quot;Bronwyn&quot;}],&quot;accessed&quot;:{&quot;date-parts&quot;:[[&quot;2015&quot;,5,9]]},&quot;issued&quot;:{&quot;date-parts&quot;:[[&quot;2015&quot;]]},&quot;citation-key&quot;:&quot;vossoughi_making_2015&quot;},&quot;prefix&quot;:&quot;&quot;}],&quot;schema&quot;:&quot;https://github.com/citation-style-language/schema/raw/master/csl-citation.json&quot;} RNDrmQOxnjjpI"/>. The learner is presented as adapting a familiar set of concepts and processes to new situations and challenges as they arise as a ‘tinker’ might use well worn tools to skilfully improvise a repair job <text:reference-mark-start text:name="ZOTERO_ITEM CSL_CITATION {&quot;citationID&quot;:&quot;00000093&quot;,&quot;properties&quot;:{&quot;unsorted&quot;:false,&quot;formattedCitation&quot;:&quot;(Papert, 1993:143)&quot;,&quot;plainCitation&quot;:&quot;(Papert, 1993:143)&quot;,&quot;noteIndex&quot;:0},&quot;citationItems&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locator&quot;:&quot;143&quot;,&quot;label&quot;:&quot;page&quot;,&quot;prefix&quot;:&quot;&quot;}],&quot;schema&quot;:&quot;https://github.com/citation-style-language/schema/raw/master/csl-citation.json&quot;} RNDsHt8DIhP4U"/>(Papert, 1993:143)<text:reference-mark-end text:name="ZOTERO_ITEM CSL_CITATION {&quot;citationID&quot;:&quot;00000093&quot;,&quot;properties&quot;:{&quot;unsorted&quot;:false,&quot;formattedCitation&quot;:&quot;(Papert, 1993:143)&quot;,&quot;plainCitation&quot;:&quot;(Papert, 1993:143)&quot;,&quot;noteIndex&quot;:0},&quot;citationItems&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locator&quot;:&quot;143&quot;,&quot;label&quot;:&quot;page&quot;,&quot;prefix&quot;:&quot;&quot;}],&quot;schema&quot;:&quot;https://github.com/citation-style-language/schema/raw/master/csl-citation.json&quot;} RNDsHt8DIhP4U"/>.</text:p>
      <text:p text:style-name="Text_20_body">While such open-ended and exploratory approaches drive engagement <text:reference-mark-start text:name="ZOTERO_ITEM CSL_CITATION {&quot;citationID&quot;:&quot;00000095&quot;,&quot;properties&quot;:{&quot;unsorted&quot;:false,&quot;formattedCitation&quot;:&quot;(Sheridan et al., 2014)&quot;,&quot;plainCitation&quot;:&quot;(Sheridan et al., 2014)&quot;,&quot;noteIndex&quot;:0},&quot;citationItems&quot;:[{&quot;id&quot;:110,&quot;uris&quot;:[&quot;http://zotero.org/users/1913249/items/49877D9L&quot;],&quot;itemData&quot;:{&quot;id&quot;:110,&quot;type&quot;:&quot;article-journal&quot;,&quot;container-title&quot;:&quot;Harvard Educational Review&quot;,&quot;DOI&quot;:&quot;10.17763/haer.84.4.brr34733723j648u&quot;,&quot;ISSN&quot;:&quot;0017-8055, 1943-5045&quot;,&quot;issue&quot;:&quot;4&quot;,&quot;language&quot;:&quot;en&quot;,&quot;page&quot;:&quot;505-531&quot;,&quot;source&quot;:&quot;Crossref&quot;,&quot;title&quot;:&quot;Learning in the Making: A Comparative Case Study of Three Makerspaces&quot;,&quot;title-short&quot;:&quot;Learning in the Making&quot;,&quot;URL&quot;:&quot;http://hepgjournals.org/doi/10.17763/haer.84.4.brr34733723j648u&quot;,&quot;volume&quot;:&quot;84&quot;,&quot;author&quot;:[{&quot;family&quot;:&quot;Sheridan&quot;,&quot;given&quot;:&quot;Kimberly&quot;},{&quot;family&quot;:&quot;Halverson&quot;,&quot;given&quot;:&quot;Erica Rosenfeld&quot;},{&quot;family&quot;:&quot;Litts&quot;,&quot;given&quot;:&quot;Breanne&quot;},{&quot;family&quot;:&quot;Brahms&quot;,&quot;given&quot;:&quot;Lisa&quot;},{&quot;family&quot;:&quot;Jacobs-Priebe&quot;,&quot;given&quot;:&quot;Lynette&quot;},{&quot;family&quot;:&quot;Owens&quot;,&quot;given&quot;:&quot;Trevor&quot;}],&quot;accessed&quot;:{&quot;date-parts&quot;:[[&quot;2019&quot;,1,21]]},&quot;issued&quot;:{&quot;date-parts&quot;:[[&quot;2014&quot;,12]]},&quot;citation-key&quot;:&quot;sheridan_learning_2014&quot;},&quot;prefix&quot;:&quot;&quot;}],&quot;schema&quot;:&quot;https://github.com/citation-style-language/schema/raw/master/csl-citation.json&quot;} RND83JMOqI3wJ"/>(Sheridan et al., 2014)<text:reference-mark-end text:name="ZOTERO_ITEM CSL_CITATION {&quot;citationID&quot;:&quot;00000095&quot;,&quot;properties&quot;:{&quot;unsorted&quot;:false,&quot;formattedCitation&quot;:&quot;(Sheridan et al., 2014)&quot;,&quot;plainCitation&quot;:&quot;(Sheridan et al., 2014)&quot;,&quot;noteIndex&quot;:0},&quot;citationItems&quot;:[{&quot;id&quot;:110,&quot;uris&quot;:[&quot;http://zotero.org/users/1913249/items/49877D9L&quot;],&quot;itemData&quot;:{&quot;id&quot;:110,&quot;type&quot;:&quot;article-journal&quot;,&quot;container-title&quot;:&quot;Harvard Educational Review&quot;,&quot;DOI&quot;:&quot;10.17763/haer.84.4.brr34733723j648u&quot;,&quot;ISSN&quot;:&quot;0017-8055, 1943-5045&quot;,&quot;issue&quot;:&quot;4&quot;,&quot;language&quot;:&quot;en&quot;,&quot;page&quot;:&quot;505-531&quot;,&quot;source&quot;:&quot;Crossref&quot;,&quot;title&quot;:&quot;Learning in the Making: A Comparative Case Study of Three Makerspaces&quot;,&quot;title-short&quot;:&quot;Learning in the Making&quot;,&quot;URL&quot;:&quot;http://hepgjournals.org/doi/10.17763/haer.84.4.brr34733723j648u&quot;,&quot;volume&quot;:&quot;84&quot;,&quot;author&quot;:[{&quot;family&quot;:&quot;Sheridan&quot;,&quot;given&quot;:&quot;Kimberly&quot;},{&quot;family&quot;:&quot;Halverson&quot;,&quot;given&quot;:&quot;Erica Rosenfeld&quot;},{&quot;family&quot;:&quot;Litts&quot;,&quot;given&quot;:&quot;Breanne&quot;},{&quot;family&quot;:&quot;Brahms&quot;,&quot;given&quot;:&quot;Lisa&quot;},{&quot;family&quot;:&quot;Jacobs-Priebe&quot;,&quot;given&quot;:&quot;Lynette&quot;},{&quot;family&quot;:&quot;Owens&quot;,&quot;given&quot;:&quot;Trevor&quot;}],&quot;accessed&quot;:{&quot;date-parts&quot;:[[&quot;2019&quot;,1,21]]},&quot;issued&quot;:{&quot;date-parts&quot;:[[&quot;2014&quot;,12]]},&quot;citation-key&quot;:&quot;sheridan_learning_2014&quot;},&quot;prefix&quot;:&quot;&quot;}],&quot;schema&quot;:&quot;https://github.com/citation-style-language/schema/raw/master/csl-citation.json&quot;} RND83JMOqI3wJ"/>, they may present challenges in completing project work if in sufficient modeling or support in problem solving and access to resources are not provided <text:reference-mark-start text:name="ZOTERO_ITEM CSL_CITATION {&quot;citationID&quot;:&quot;00000097&quot;,&quot;properties&quot;:{&quot;unsorted&quot;:false,&quot;formattedCitation&quot;:&quot;(Bevan et al., 2014)&quot;,&quot;plainCitation&quot;:&quot;(Bevan et al., 2014)&quot;,&quot;noteIndex&quot;:0},&quot;citationItems&quot;:[{&quot;id&quot;:1831,&quot;uris&quot;:[&quot;http://zotero.org/users/1913249/items/K2IBVNR9&quot;],&quot;itemData&quot;:{&quot;id&quot;:1831,&quot;type&quot;:&quot;article-journal&quot;,&quot;container-title&quot;:&quot;Educational Leadership&quot;,&quot;issue&quot;:&quot;4&quot;,&quot;page&quot;:&quot;28–33&quot;,&quot;source&quot;:&quot;Google Scholar&quot;,&quot;title&quot;:&quot;Tinkering is serious play&quot;,&quot;volume&quot;:&quot;72&quot;,&quot;author&quot;:[{&quot;family&quot;:&quot;Bevan&quot;,&quot;given&quot;:&quot;Bronwyn&quot;},{&quot;family&quot;:&quot;Petrich&quot;,&quot;given&quot;:&quot;Mike&quot;},{&quot;family&quot;:&quot;Wilkinson&quot;,&quot;given&quot;:&quot;Karen&quot;}],&quot;issued&quot;:{&quot;date-parts&quot;:[[&quot;2014&quot;]]},&quot;citation-key&quot;:&quot;bevan_tinkering_2014&quot;},&quot;prefix&quot;:&quot;&quot;}],&quot;schema&quot;:&quot;https://github.com/citation-style-language/schema/raw/master/csl-citation.json&quot;} RNDNkonvA6cIS"/>(Bevan et al., 2014)<text:reference-mark-end text:name="ZOTERO_ITEM CSL_CITATION {&quot;citationID&quot;:&quot;00000097&quot;,&quot;properties&quot;:{&quot;unsorted&quot;:false,&quot;formattedCitation&quot;:&quot;(Bevan et al., 2014)&quot;,&quot;plainCitation&quot;:&quot;(Bevan et al., 2014)&quot;,&quot;noteIndex&quot;:0},&quot;citationItems&quot;:[{&quot;id&quot;:1831,&quot;uris&quot;:[&quot;http://zotero.org/users/1913249/items/K2IBVNR9&quot;],&quot;itemData&quot;:{&quot;id&quot;:1831,&quot;type&quot;:&quot;article-journal&quot;,&quot;container-title&quot;:&quot;Educational Leadership&quot;,&quot;issue&quot;:&quot;4&quot;,&quot;page&quot;:&quot;28–33&quot;,&quot;source&quot;:&quot;Google Scholar&quot;,&quot;title&quot;:&quot;Tinkering is serious play&quot;,&quot;volume&quot;:&quot;72&quot;,&quot;author&quot;:[{&quot;family&quot;:&quot;Bevan&quot;,&quot;given&quot;:&quot;Bronwyn&quot;},{&quot;family&quot;:&quot;Petrich&quot;,&quot;given&quot;:&quot;Mike&quot;},{&quot;family&quot;:&quot;Wilkinson&quot;,&quot;given&quot;:&quot;Karen&quot;}],&quot;issued&quot;:{&quot;date-parts&quot;:[[&quot;2014&quot;]]},&quot;citation-key&quot;:&quot;bevan_tinkering_2014&quot;},&quot;prefix&quot;:&quot;&quot;}],&quot;schema&quot;:&quot;https://github.com/citation-style-language/schema/raw/master/csl-citation.json&quot;} RNDNkonvA6cIS"/>. While tinkering and digital making provide many opportunities to some young learners, Vossoughi et al. <text:reference-mark-start text:name="ZOTERO_ITEM CSL_CITATION {&quot;citationID&quot;:&quot;00000099&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GLpFY20LBZ"/>(2016)<text:reference-mark-end text:name="ZOTERO_ITEM CSL_CITATION {&quot;citationID&quot;:&quot;00000099&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GLpFY20LBZ"/> critique digital making cultures, The authours underline the need to integrate not only the values but also the cultural experiences of working-class students and students of colour into the making process.</text:p>
      <text:p text:style-name="Text_20_body"><text:soft-page-break/>MOVED SO INTEGRATE Vossoughi and other researchers also highlight political and social concerns associated with constructionism- CHANGE <text:reference-mark-start text:name="ZOTERO_ITEM CSL_CITATION {&quot;citationID&quot;:&quot;00000101&quot;,&quot;properties&quot;:{&quot;unsorted&quot;:false,&quot;formattedCitation&quot;:&quot;(Vossoughi et al., 2016; Thumlert et al., 2018)&quot;,&quot;plainCitation&quot;:&quot;(Vossoughi et al., 2016; 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tKpHqq1OfZ"/>(Vossoughi et al., 2016; Thumlert et al., 2018)<text:reference-mark-end text:name="ZOTERO_ITEM CSL_CITATION {&quot;citationID&quot;:&quot;00000101&quot;,&quot;properties&quot;:{&quot;unsorted&quot;:false,&quot;formattedCitation&quot;:&quot;(Vossoughi et al., 2016; Thumlert et al., 2018)&quot;,&quot;plainCitation&quot;:&quot;(Vossoughi et al., 2016; 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tKpHqq1OfZ"/>. They caution against approaches that can implicitly favour coding as a pathway to joining the computer programming industry and developing employability skills in young people. Thumlert and colleagues caution against the appropriation of skills such as creativity and ‘design thinking’, which they argue are increasingly co-opted by market-driven agendas rather than being used for critical and emancipatory purposes <text:reference-mark-start text:name="ZOTERO_ITEM CSL_CITATION {&quot;citationID&quot;:&quot;00000103&quot;,&quot;properties&quot;:{&quot;unsorted&quot;:false,&quot;formattedCitation&quot;:&quot;(Thumlert et al., 2018:4)&quot;,&quot;plainCitation&quot;:&quot;(Thumlert et al., 2018:4)&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label&quot;:&quot;page&quot;,&quot;prefix&quot;:&quot;&quot;}],&quot;schema&quot;:&quot;https://github.com/citation-style-language/schema/raw/master/csl-citation.json&quot;} RNDB9Vk3zoJBe"/>(Thumlert et al., 2018:4)<text:reference-mark-end text:name="ZOTERO_ITEM CSL_CITATION {&quot;citationID&quot;:&quot;00000103&quot;,&quot;properties&quot;:{&quot;unsorted&quot;:false,&quot;formattedCitation&quot;:&quot;(Thumlert et al., 2018:4)&quot;,&quot;plainCitation&quot;:&quot;(Thumlert et al., 2018:4)&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label&quot;:&quot;page&quot;,&quot;prefix&quot;:&quot;&quot;}],&quot;schema&quot;:&quot;https://github.com/citation-style-language/schema/raw/master/csl-citation.json&quot;} RNDB9Vk3zoJBe"/>. They also warn that this positioning could lead to the integration of constructionist approaches into instruction-based models that are narrowly focused on curricular concerns, rather than fostering the development of learners’ expression within a community <text:reference-mark-start text:name="ZOTERO_ITEM CSL_CITATION {&quot;citationID&quot;:&quot;00000105&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Cnk5kArDyy"/>(Thumlert et al., 2018)<text:reference-mark-end text:name="ZOTERO_ITEM CSL_CITATION {&quot;citationID&quot;:&quot;00000105&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Cnk5kArDyy"/>.</text:p>
      <text:p text:style-name="Text_20_body">Another significant barrier is the inequality of access to online digital making communities and practices. Historically, the lack of access to the necessary technology, such as high-cost computers, was a major issue <text:reference-mark-start text:name="ZOTERO_ITEM CSL_CITATION {&quot;citationID&quot;:&quot;00000107&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lMOCRjKvFj"/>(Resnick and Rusk, 1996)<text:reference-mark-end text:name="ZOTERO_ITEM CSL_CITATION {&quot;citationID&quot;:&quot;00000107&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lMOCRjKvFj"/>. While lower costs of equipment and equipping school and community centres have addressed some of these concerns, technological access is only one dimension of the problem. Sefton-Green <text:reference-mark-start text:name="ZOTERO_ITEM CSL_CITATION {&quot;citationID&quot;:&quot;00000109&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vekH1pGLyU"/>(2013)<text:reference-mark-end text:name="ZOTERO_ITEM CSL_CITATION {&quot;citationID&quot;:&quot;00000109&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vekH1pGLyU"/> suggests that even with improved access to equipment, many young people still face barriers. Among those who do participate, creative activities that result in finished digital products are rare, with studies such as Luther et al. <text:reference-mark-start text:name="ZOTERO_ITEM CSL_CITATION {&quot;citationID&quot;:&quot;00000111&quot;,&quot;properties&quot;:{&quot;unsorted&quot;:false,&quot;formattedCitation&quot;:&quot;(2010)&quot;,&quot;plainCitation&quot;:&quot;(2010)&quot;,&quot;noteIndex&quot;:0},&quot;citationItems&quot;:[{&quot;id&quot;:2775,&quot;uris&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suppress-author&quot;:true,&quot;prefix&quot;:&quot;&quot;}],&quot;schema&quot;:&quot;https://github.com/citation-style-language/schema/raw/master/csl-citation.json&quot;} RNDO0G87Y2qNK"/>(2010)<text:reference-mark-end text:name="ZOTERO_ITEM CSL_CITATION {&quot;citationID&quot;:&quot;00000111&quot;,&quot;properties&quot;:{&quot;unsorted&quot;:false,&quot;formattedCitation&quot;:&quot;(2010)&quot;,&quot;plainCitation&quot;:&quot;(2010)&quot;,&quot;noteIndex&quot;:0},&quot;citationItems&quot;:[{&quot;id&quot;:2775,&quot;uris&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suppress-author&quot;:true,&quot;prefix&quot;:&quot;&quot;}],&quot;schema&quot;:&quot;https://github.com/citation-style-language/schema/raw/master/csl-citation.json&quot;} RNDO0G87Y2qNK"/> revealing an 80 percent failure rate in collaborative media projects within the New Grounds community. Thus Sefton-Green <text:reference-mark-start text:name="ZOTERO_ITEM CSL_CITATION {&quot;citationID&quot;:&quot;00000113&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yQge84WBEp"/>(2013)<text:reference-mark-end text:name="ZOTERO_ITEM CSL_CITATION {&quot;citationID&quot;:&quot;00000113&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yQge84WBEp"/> argues that motivated and capable facilitators are crucial for enabling participation. In addition, the appeal of online digital making communities, as described by Ito and Gee <text:reference-mark-start text:name="ZOTERO_ITEM CSL_CITATION {&quot;citationID&quot;:&quot;00000115&quot;,&quot;properties&quot;:{&quot;unsorted&quot;:false,&quot;formattedCitation&quot;:&quot;(2004; 2010)&quot;,&quot;plainCitation&quot;:&quot;(2004;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chema&quot;:&quot;https://github.com/citation-style-language/schema/raw/master/csl-citation.json&quot;} RNDXlop6DZwuH"/>(2004; 2010)<text:reference-mark-end text:name="ZOTERO_ITEM CSL_CITATION {&quot;citationID&quot;:&quot;00000115&quot;,&quot;properties&quot;:{&quot;unsorted&quot;:false,&quot;formattedCitation&quot;:&quot;(2004; 2010)&quot;,&quot;plainCitation&quot;:&quot;(2004;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chema&quot;:&quot;https://github.com/citation-style-language/schema/raw/master/csl-citation.json&quot;} RNDXlop6DZwuH"/>, is inconsistent due to more cultural barriers of participation.</text:p>
      <text:p text:style-name="P21">issues related to identity and values.</text:p>
      <text:p text:style-name="Text_20_body">Addressing barriers linked to identity and values, a key theme in CGD&amp;P is the potential for games to increase inclusivity for those traditionally excluded from computing cultures <text:reference-mark-start text:name="ZOTERO_ITEM CSL_CITATION {&quot;citationID&quot;:&quot;00000117&quot;,&quot;properties&quot;:{&quot;unsorted&quot;:false,&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lSliFRTWgo"/>(Kafai and Burke, 2014)<text:reference-mark-end text:name="ZOTERO_ITEM CSL_CITATION {&quot;citationID&quot;:&quot;00000117&quot;,&quot;properties&quot;:{&quot;unsorted&quot;:false,&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lSliFRTWgo"/>. There is significant potential to leverage home interests in computer games to bridge into more structured computing activities. The widespread appeal of casual and retro gaming, alongside the proliferation of retro games in popular culture, offers a rich repository of knowledge that can be utilised in various educational contexts <text:reference-mark-start text:name="ZOTERO_ITEM CSL_CITATION {&quot;citationID&quot;:&quot;00000119&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Pv7RFNwZ1C"/>(Moje et al., 2004)<text:reference-mark-end text:name="ZOTERO_ITEM CSL_CITATION {&quot;citationID&quot;:&quot;00000119&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Pv7RFNwZ1C"/>. However, Kafai and Burke balance this potential with complex issues of the gender representation associated with gaming culture <text:reference-mark-start text:name="ZOTERO_ITEM CSL_CITATION {&quot;citationID&quot;:&quot;00000121&quot;,&quot;properties&quot;:{&quot;unsorted&quot;:false,&quot;formattedCitation&quot;:&quot;(Kafai et al., 2017)&quot;,&quot;plainCitation&quot;:&quot;(Kafai et al., 2017)&quot;,&quot;noteIndex&quot;:0},&quot;citationItems&quot;:[{&quot;id&quot;:3760,&quot;uris&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chema&quot;:&quot;https://github.com/citation-style-language/schema/raw/master/csl-citation.json&quot;} RNDxQpuECdxOo"/>(Kafai et al., 2017)<text:reference-mark-end text:name="ZOTERO_ITEM CSL_CITATION {&quot;citationID&quot;:&quot;00000121&quot;,&quot;properties&quot;:{&quot;unsorted&quot;:false,&quot;formattedCitation&quot;:&quot;(Kafai et al., 2017)&quot;,&quot;plainCitation&quot;:&quot;(Kafai et al., 2017)&quot;,&quot;noteIndex&quot;:0},&quot;citationItems&quot;:[{&quot;id&quot;:3760,&quot;uris&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chema&quot;:&quot;https://github.com/citation-style-language/schema/raw/master/csl-citation.json&quot;} RNDxQpuECdxOo"/>.</text:p>
      <text:p text:style-name="Text_20_body">Addressing gender-based barriers to participation, Papert and Turkle <text:reference-mark-start text:name="ZOTERO_ITEM CSL_CITATION {&quot;citationID&quot;:&quot;00000123&quot;,&quot;properties&quot;:{&quot;unsorted&quot;:false,&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7NfxBdtHLm"/>(Papert and Turkle, 1990)<text:reference-mark-end text:name="ZOTERO_ITEM CSL_CITATION {&quot;citationID&quot;:&quot;00000123&quot;,&quot;properties&quot;:{&quot;unsorted&quot;:false,&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7NfxBdtHLm"/>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citationID&quot;:&quot;00000125&quot;,&quot;properties&quot;:{&quot;unsorted&quot;:false,&quot;formattedCitation&quot;:&quot;(Denner and Campe, 2008; Denner et al., 2014)&quot;,&quot;plainCitation&quot;:&quot;(Denner and Campe, 2008; Denner et al., 2014)&quot;,&quot;noteIndex&quot;:0},&quot;citationItems&quot;:[{&quot;id&quot;:2676,&quot;uris&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id&quot;:2850,&quot;uris&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chema&quot;:&quot;https://github.com/citation-style-language/schema/raw/master/csl-citation.json&quot;} RNDs8lHy9GYON"/>(Denner and Campe, 2008; Denner et al., 2014)<text:reference-mark-end text:name="ZOTERO_ITEM CSL_CITATION {&quot;citationID&quot;:&quot;00000125&quot;,&quot;properties&quot;:{&quot;unsorted&quot;:false,&quot;formattedCitation&quot;:&quot;(Denner and Campe, 2008; Denner et al., 2014)&quot;,&quot;plainCitation&quot;:&quot;(Denner and Campe, 2008; Denner et al., 2014)&quot;,&quot;noteIndex&quot;:0},&quot;citationItems&quot;:[{&quot;id&quot;:2676,&quot;uris&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id&quot;:2850,&quot;uris&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chema&quot;:&quot;https://github.com/citation-style-language/schema/raw/master/csl-citation.json&quot;} RNDs8lHy9GYON"/>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citationID&quot;:&quot;00000127&quot;,&quot;properties&quot;:{&quot;unsorted&quot;:false,&quot;formattedCitation&quot;:&quot;(Pelletier, 2008)&quot;,&quot;plainCitation&quot;:&quot;(Pelletier, 2008)&quot;,&quot;noteIndex&quot;:0},&quot;citationItems&quot;:[{&quot;id&quot;:2943,&quot;uris&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chema&quot;:&quot;https://github.com/citation-style-language/schema/raw/master/csl-citation.json&quot;} RNDoxMDgJapiF"/>(Pelletier, 2008)<text:reference-mark-end text:name="ZOTERO_ITEM CSL_CITATION {&quot;citationID&quot;:&quot;00000127&quot;,&quot;properties&quot;:{&quot;unsorted&quot;:false,&quot;formattedCitation&quot;:&quot;(Pelletier, 2008)&quot;,&quot;plainCitation&quot;:&quot;(Pelletier, 2008)&quot;,&quot;noteIndex&quot;:0},&quot;citationItems&quot;:[{&quot;id&quot;:2943,&quot;uris&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chema&quot;:&quot;https://github.com/citation-style-language/schema/raw/master/csl-citation.json&quot;} RNDoxMDgJapiF"/>. Kafai and Burke <text:reference-mark-start text:name="ZOTERO_ITEM CSL_CITATION {&quot;citationID&quot;:&quot;00000129&quot;,&quot;properties&quot;:{&quot;unsorted&quot;:false,&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Y3ojtw4a6O"/>(Kafai and Burke, 2014)<text:reference-mark-end text:name="ZOTERO_ITEM CSL_CITATION {&quot;citationID&quot;:&quot;00000129&quot;,&quot;properties&quot;:{&quot;unsorted&quot;:false,&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Y3ojtw4a6O"/> address gender identities within game design by advocating for the creation of new communities and learning environments that align with participants’ values, rather than attempting to draw girls <text:soft-page-break/>into existing, male-dominated spaces. Similarly, Buechley et al. <text:reference-mark-start text:name="ZOTERO_ITEM CSL_CITATION {&quot;citationID&quot;:&quot;00000131&quot;,&quot;properties&quot;:{&quot;unsorted&quot;:false,&quot;formattedCitation&quot;:&quot;(Buechley et al., 2008:431)&quot;,&quot;plainCitation&quot;:&quot;(Buechley et al., 2008:431)&quot;,&quot;noteIndex&quot;:0},&quot;citationItems&quot;:[{&quot;id&quot;:9629,&quot;uris&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431&quot;,&quot;label&quot;:&quot;page&quot;,&quot;prefix&quot;:&quot;&quot;}],&quot;schema&quot;:&quot;https://github.com/citation-style-language/schema/raw/master/csl-citation.json&quot;} RNDwLIhCApTOJ"/>(Buechley et al., 2008:431)<text:reference-mark-end text:name="ZOTERO_ITEM CSL_CITATION {&quot;citationID&quot;:&quot;00000131&quot;,&quot;properties&quot;:{&quot;unsorted&quot;:false,&quot;formattedCitation&quot;:&quot;(Buechley et al., 2008:431)&quot;,&quot;plainCitation&quot;:&quot;(Buechley et al., 2008:431)&quot;,&quot;noteIndex&quot;:0},&quot;citationItems&quot;:[{&quot;id&quot;:9629,&quot;uris&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431&quot;,&quot;label&quot;:&quot;page&quot;,&quot;prefix&quot;:&quot;&quot;}],&quot;schema&quot;:&quot;https://github.com/citation-style-language/schema/raw/master/csl-citation.json&quot;} RNDwLIhCApTOJ"/>question, “How can we integrate computer science with activities and communities that girls and women are already engaged in?”</text:p>
      <text:p text:style-name="Text_20_body">Margolis et al. <text:reference-mark-start text:name="ZOTERO_ITEM CSL_CITATION {&quot;citationID&quot;:&quot;00000133&quot;,&quot;properties&quot;:{&quot;unsorted&quot;:false,&quot;formattedCitation&quot;:&quot;(Margolis, 2008)&quot;,&quot;plainCitation&quot;:&quot;(Margolis, 2008)&quot;,&quot;noteIndex&quot;:0},&quot;citationItems&quot;:[{&quot;id&quot;:2700,&quot;uris&quot;:[&quot;http://zotero.org/users/1913249/items/XGBUSKHM&quot;],&quot;itemData&quot;:{&quot;id&quot;:2700,&quot;type&quot;:&quot;book&quot;,&quot;call-number&quot;:&quot;QA76.27 .M347 2008&quot;,&quot;event-place&quot;:&quot;Cambridge, MA&quot;,&quot;ISBN&quot;:&quot;978-0-262-13504-7&quot;,&quot;language&quot;:&quot;en&quot;,&quot;number-of-pages&quot;:&quot;201&quot;,&quot;publisher&quot;:&quot;MIT Press&quot;,&quot;publisher-place&quot;:&quot;Cambridge, MA&quot;,&quot;source&quot;:&quot;Library of Congress ISBN&quot;,&quot;title&quot;:&quot;Stuck in the shallow end: education, race, and computing&quot;,&quot;title-short&quot;:&quot;Stuck in the shallow end&quot;,&quot;author&quot;:[{&quot;family&quot;:&quot;Margolis&quot;,&quot;given&quot;:&quot;Jane&quot;}],&quot;issued&quot;:{&quot;date-parts&quot;:[[&quot;2008&quot;]]},&quot;citation-key&quot;:&quot;margolis_stuck_2008&quot;},&quot;prefix&quot;:&quot;&quot;}],&quot;schema&quot;:&quot;https://github.com/citation-style-language/schema/raw/master/csl-citation.json&quot;} RNDM1Ph4YKx48"/>(Margolis, 2008)<text:reference-mark-end text:name="ZOTERO_ITEM CSL_CITATION {&quot;citationID&quot;:&quot;00000133&quot;,&quot;properties&quot;:{&quot;unsorted&quot;:false,&quot;formattedCitation&quot;:&quot;(Margolis, 2008)&quot;,&quot;plainCitation&quot;:&quot;(Margolis, 2008)&quot;,&quot;noteIndex&quot;:0},&quot;citationItems&quot;:[{&quot;id&quot;:2700,&quot;uris&quot;:[&quot;http://zotero.org/users/1913249/items/XGBUSKHM&quot;],&quot;itemData&quot;:{&quot;id&quot;:2700,&quot;type&quot;:&quot;book&quot;,&quot;call-number&quot;:&quot;QA76.27 .M347 2008&quot;,&quot;event-place&quot;:&quot;Cambridge, MA&quot;,&quot;ISBN&quot;:&quot;978-0-262-13504-7&quot;,&quot;language&quot;:&quot;en&quot;,&quot;number-of-pages&quot;:&quot;201&quot;,&quot;publisher&quot;:&quot;MIT Press&quot;,&quot;publisher-place&quot;:&quot;Cambridge, MA&quot;,&quot;source&quot;:&quot;Library of Congress ISBN&quot;,&quot;title&quot;:&quot;Stuck in the shallow end: education, race, and computing&quot;,&quot;title-short&quot;:&quot;Stuck in the shallow end&quot;,&quot;author&quot;:[{&quot;family&quot;:&quot;Margolis&quot;,&quot;given&quot;:&quot;Jane&quot;}],&quot;issued&quot;:{&quot;date-parts&quot;:[[&quot;2008&quot;]]},&quot;citation-key&quot;:&quot;margolis_stuck_2008&quot;},&quot;prefix&quot;:&quot;&quot;}],&quot;schema&quot;:&quot;https://github.com/citation-style-language/schema/raw/master/csl-citation.json&quot;} RNDM1Ph4YKx48"/>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citationID&quot;:&quot;00000135&quot;,&quot;properties&quot;:{&quot;unsorted&quot;:false,&quot;formattedCitation&quot;:&quot;(DiSalvo et al., 2008, 2009, 2014)&quot;,&quot;plainCitation&quot;:&quot;(DiSalvo et al., 2008, 2009, 2014)&quot;,&quot;noteIndex&quot;:0},&quot;citationItems&quot;:[{&quot;id&quot;:2650,&quot;uris&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id&quot;:2670,&quot;uris&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id&quot;:2651,&quot;uris&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chema&quot;:&quot;https://github.com/citation-style-language/schema/raw/master/csl-citation.json&quot;} RNDkyk6G9sdwB"/>(DiSalvo et al., 2008, 2009, 2014)<text:reference-mark-end text:name="ZOTERO_ITEM CSL_CITATION {&quot;citationID&quot;:&quot;00000135&quot;,&quot;properties&quot;:{&quot;unsorted&quot;:false,&quot;formattedCitation&quot;:&quot;(DiSalvo et al., 2008, 2009, 2014)&quot;,&quot;plainCitation&quot;:&quot;(DiSalvo et al., 2008, 2009, 2014)&quot;,&quot;noteIndex&quot;:0},&quot;citationItems&quot;:[{&quot;id&quot;:2650,&quot;uris&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id&quot;:2670,&quot;uris&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id&quot;:2651,&quot;uris&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chema&quot;:&quot;https://github.com/citation-style-language/schema/raw/master/csl-citation.json&quot;} RNDkyk6G9sdwB"/>. Their findings indicated that activities should not only be engaging but also align with the underlying values of the programme’s young, African American male participants.</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is one reflected in my personal and professional trajectory. My journey into the world of technology and education began in the 1990s via my participation in organising and promoting unlicensed music events and festivals. Email and websites became important tools in this process, and I was an enthusiast early adopter of these technologies. These experiences exposed me to decentralised organising principles, which became an important guidelines for the free software and free culture movements <text:reference-mark-start text:name="ZOTERO_ITEM CSL_CITATION {&quot;citationID&quot;:&quot;00000137&quot;,&quot;properties&quot;:{&quot;unsorted&quot;:false,&quot;formattedCitation&quot;:&quot;(Lessig, 2004)&quot;,&quot;plainCitation&quot;:&quot;(Lessig, 2004)&quot;,&quot;noteIndex&quot;:0},&quot;citationItems&quot;:[{&quot;id&quot;:423,&quot;uris&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prefix&quot;:&quot;&quot;}],&quot;schema&quot;:&quot;https://github.com/citation-style-language/schema/raw/master/csl-citation.json&quot;} RNDPtvjBzGQu9"/>(Lessig, 2004)<text:reference-mark-end text:name="ZOTERO_ITEM CSL_CITATION {&quot;citationID&quot;:&quot;00000137&quot;,&quot;properties&quot;:{&quot;unsorted&quot;:false,&quot;formattedCitation&quot;:&quot;(Lessig, 2004)&quot;,&quot;plainCitation&quot;:&quot;(Lessig, 2004)&quot;,&quot;noteIndex&quot;:0},&quot;citationItems&quot;:[{&quot;id&quot;:423,&quot;uris&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prefix&quot;:&quot;&quot;}],&quot;schema&quot;:&quot;https://github.com/citation-style-language/schema/raw/master/csl-citation.json&quot;} RNDPtvjBzGQu9"/>. Inspired by these potential of the tools and organising processes, I began to share relevant approaches with local organisations by specialising in internet and media creation training and community development. Related work with FLOSS Manuals, writing and promoting documentation and online learning resources for media creation and collaborative processes using Free Software allowed me to document and advocate for low-cost media and web production methods. A key partner in this process was the Mozilla community where I created documentation, workshop guides and other learning resources with networks of informal educators. At this time co-authored <text:span text:style-name="T2">A Open Web</text:span> [^5], a book which celebrated the opportunities provided by open source and decentralised web technology to create a more egalitarian environment of digital participation, and importantly noted emerging risks to this mode of participation.</text:p>
      <text:p text:style-name="Text_20_body">Discussion around the launch of a new UK computing curriculum in 2013 championed the possibilities of creative digital production within the classroom <text:reference-mark-start text:name="ZOTERO_ITEM CSL_CITATION {&quot;citationID&quot;:&quot;00000139&quot;,&quot;properties&quot;:{&quot;unsorted&quot;:false,&quot;formattedCitation&quot;:&quot;(Livingstone and Hope, 2011)&quot;,&quot;plainCitation&quot;:&quot;(Livingstone and Hope, 2011)&quot;,&quot;noteIndex&quot;:0},&quot;citationItems&quot;:[{&quot;id&quot;:3457,&quot;uris&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chema&quot;:&quot;https://github.com/citation-style-language/schema/raw/master/csl-citation.json&quot;} RNDwb9R8pNFup"/>(Livingstone and Hope, 2011)<text:reference-mark-end text:name="ZOTERO_ITEM CSL_CITATION {&quot;citationID&quot;:&quot;00000139&quot;,&quot;properties&quot;:{&quot;unsorted&quot;:false,&quot;formattedCitation&quot;:&quot;(Livingstone and Hope, 2011)&quot;,&quot;plainCitation&quot;:&quot;(Livingstone and Hope, 2011)&quot;,&quot;noteIndex&quot;:0},&quot;citationItems&quot;:[{&quot;id&quot;:3457,&quot;uris&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chema&quot;:&quot;https://github.com/citation-style-language/schema/raw/master/csl-citation.json&quot;} RNDwb9R8pNFup"/>. In that year I undertook a Masters in Computing and in the following year a PGCE in Computing. As part of my PGCE dissertation, I designed and delivered a pilot scheme to teach JavaScript in playful ways. The learning materials were made available as an OER as part of Mozilla’s online teaching resources <text:note text:id="ftn1" text:note-class="footnote"><text:note-citation>1</text:note-citation><text:note-body><text:p text:style-name="Footnote">https://web.archive.org/web/20200423162826/http://edlab.org.uk/</text:p></text:note-body></text:note>. Unfortunately, the constraints of the school context and the new curriculum hindered the kind of authentic activities that first attracted me to teaching in Computing in schools. Instead, after completing my PGCE, I joined Manchester Metropolitan University in a <text:soft-page-break/>role focusing on community education partnerships as part of the EdLab project <text:note text:id="ftn2" text:note-class="footnote"><text:note-citation>2</text:note-citation><text:note-body><text:p text:style-name="Footnote">http://archive.flossmanuals.net/an-open-web/ </text:p></text:note-body></text:note>. This work provided opportunities to pursue creative, project based approaches to teaching technology to young people and families. Building on the success of this work, I applied to undertake this PhD study with the Education and Social Research Institute of Manchester Metropolitan University (ESRI).</text:p>
      <text:h text:style-name="Heading_20_4" text:outline-level="4"><text:bookmark-start text:name="recap-of-personal-motivations"/>Recap of Personal Motivations<text:bookmark-end text:name="recap-of-personal-motivations"/></text:h>
      <text:p text:style-name="First_20_paragraph">A personal motivation driving this research is to better understand my practice as an activist, community worker and practice-focused educator. Much of my experience and motivation revolved around space based approaches to learning be it at a festival, community centre, arts centre or community workshop.</text:p>
      <text:p text:style-name="Text_20_body">As a practitioner, while I had a sense of what success felt like in creative media project work, I lacked clear language to communicate this either in the academic or practice based settings.</text:p>
      <text:p text:style-name="Text_20_body">In these settings the motivations of empowerment and social change were important.</text:p>
      <text:p text:style-name="Text_20_body">Such factors are also important in this settings IN WHAT WAYS/ FOR WHO?</text:p>
      <text:p text:style-name="Text_20_body">To help reflect on this issue, this thesis engages with a complex and dynamic picture of participant agency.</text:p>
      <text:p text:style-name="Text_20_body">This complexity is important to this thesis as it allows a full exploration of contextual factors at play, especially initial and emerging barriers to participation to undertaking project work.</text:p>
      <text:p text:style-name="Text_20_body">MOVE? WHERE? One research question of thesis addresses the process of developing agency within a community. While agency and autonomy have disputed, often inter-related definitions <text:reference-mark-start text:name="ZOTERO_ITEM CSL_CITATION {&quot;citationID&quot;:&quot;00000141&quot;,&quot;properties&quot;:{&quot;unsorted&quot;:false,&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GWLF7xhOsS"/>(Huang and Benson, 2013; Matusov et al., 2016)<text:reference-mark-end text:name="ZOTERO_ITEM CSL_CITATION {&quot;citationID&quot;:&quot;00000141&quot;,&quot;properties&quot;:{&quot;unsorted&quot;:false,&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GWLF7xhOsS"/>. In chapter 3, this study explores the following terms to guide later analysis: instrumental agency; relational agency ; and authorial agency.</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SPACE BASED LEARNING.</text:p>
      <text:p text:style-name="Text_20_body">RECAP THE BROADER RESEARCH THEMES</text:p>
      <text:p text:style-name="Text_20_body">PERHAPS DROP / MERGE THIS SECTION In this section, I outline how these experiences connect to broader research issues on media and game creation within informal learning environments.</text:p>
      <text:p text:style-name="Text_20_body">My past aims surrounding empowerment through music events and protest movement align with broader movements that advocate equality of access to digital participatory culture.</text:p>
      <text:p text:style-name="Text_20_body">The processes of building agency in a fledgling community can be seen as important acts of community participation.</text:p>
      <text:p text:style-name="Text_20_body"><text:soft-page-break/>I find Rogoff’s reflection that initial first impressions of a ‘chaotic’ environment of learning in a community of learners are false impressions that stem from a lack of understanding of the underlying structure of activity <text:reference-mark-start text:name="ZOTERO_ITEM CSL_CITATION {&quot;citationID&quot;:&quot;00000143&quot;,&quot;properties&quot;:{&quot;unsorted&quot;:false,&quot;formattedCitation&quot;:&quot;(1994:219)&quot;,&quot;plainCitation&quot;:&quot;(1994:219)&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locator&quot;:&quot;219&quot;,&quot;label&quot;:&quot;page&quot;,&quot;suppress-author&quot;:true,&quot;prefix&quot;:&quot;&quot;}],&quot;schema&quot;:&quot;https://github.com/citation-style-language/schema/raw/master/csl-citation.json&quot;} RNDk3DHX3NvkK"/>(1994:219)<text:reference-mark-end text:name="ZOTERO_ITEM CSL_CITATION {&quot;citationID&quot;:&quot;00000143&quot;,&quot;properties&quot;:{&quot;unsorted&quot;:false,&quot;formattedCitation&quot;:&quot;(1994:219)&quot;,&quot;plainCitation&quot;:&quot;(1994:219)&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locator&quot;:&quot;219&quot;,&quot;label&quot;:&quot;page&quot;,&quot;suppress-author&quot;:true,&quot;prefix&quot;:&quot;&quot;}],&quot;schema&quot;:&quot;https://github.com/citation-style-language/schema/raw/master/csl-citation.json&quot;} RNDk3DHX3NvkK"/> useful.</text:p>
      <text:p text:style-name="Text_20_body">The importance of participation within seemingly chaotic processes as a way of building a collective understanding of the problem area among participants stands out to me a one with great potential to address important contemporary challenges.</text:p>
      <text:p text:style-name="Text_20_body">These experiences of agency and collective change also has the potential to address problems at larger and smaller scopes.</text:p>
      <text:p text:style-name="Text_20_body">The sketchy nature of projects in terms of incompleteness also seems to offer potential to avoid unintended consequences through rapid, responsive adjustments made easier by its evolving nature.</text:p>
      <text:p text:style-name="Text_20_body">These aspects are explored in later chapters in reflections on design-based research.</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contextual features outlined above align with practical factors to make home educators a good fit for this thesis.</text:p>
      <text:p text:style-name="Text_20_body">The involvement of family members brings out possibilities to connect to home funds of knowledge (is this explored above?)</text:p>
      <text:p text:style-name="Text_20_body">An alignment with the needs of participants was also a relevant factor in this work with home educators, allowing for reciprocity in the research process. My engagement with game creation via coding stemmed a consultation with home educators as part of my university outreach and partnership work. To align with the interests of parents and children at the consultation asked if we could lead activities which drew on interest their children’s interest in digital games, Minecraft being a named example, to promote computer coding.</text:p>
      <text:p text:style-name="Text_20_body">Research in schools settings is sometimes hampered by practical issues such as timetable considerations and lack of time for project work outside of the subject curriculum. These factors are largely absent when working with home educating families.</text:p>
      <text:p text:style-name="Text_20_body">NOTES - could also link with after school club as a similar site. And the value of third spaces (check cross over with Ch.2)</text:p>
      <text:h text:style-name="Heading_20_3" text:outline-level="3"><text:bookmark-start text:name="observations-leading-to-perceived-need"/>Observations leading to perceived need<text:bookmark-end text:name="observations-leading-to-perceived-need"/></text:h>
      <text:p text:style-name="First_20_paragraph">The more specific of these go in the more detailed problems statement in the final section of Chapter 2 after a review of existing literature.</text:p>
      <text:p text:style-name="Text_20_body">The general areas of perceived need are as follows.</text:p>
      <text:list text:style-name="L19">
        <text:list-item>
          <text:p text:style-name="P22">Less than clear exploration of the goal of social approaches to coding - variations on Fluency</text:p>
        </text:list-item>
        <text:list-item>
          <text:p text:style-name="P22"><text:soft-page-break/>Specific pedagogies for social / cultural approaches</text:p>
        </text:list-item>
        <text:list-item>
          <text:p text:style-name="P22">understandings of how to mobilise funds of knowledge</text:p>
        </text:list-item>
      </text:list>
      <text:h text:style-name="Heading_20_4" text:outline-level="4"><text:bookmark-start text:name="on-fluency-agency"/>On Fluency &amp; Agency<text:bookmark-end text:name="on-fluency-agency"/></text:h>
      <text:p text:style-name="First_20_paragraph">Concepts of promise, are that of fluency and agency</text:p>
      <text:p text:style-name="Text_20_body">The guiding principle unifying these terms is being self expression &amp; the following are relevant.</text:p>
      <text:list text:style-name="L20">
        <text:list-item>
          <text:p text:style-name="P23">via instrumental coding competency needed to make changes effectively with or without supporting documentation</text:p>
        </text:list-item>
        <text:list-item>
          <text:p text:style-name="P23">from a as a read / write perspective, learners should be able to write as well as read programs as a form of empowerment <text:reference-mark-start text:name="ZOTERO_ITEM CSL_CITATION {&quot;citationID&quot;:&quot;00000145&quot;,&quot;properties&quot;:{&quot;unsorted&quot;:false,&quot;formattedCitation&quot;:&quot;(Resnick, 2002)&quot;,&quot;plainCitation&quot;:&quot;(Resnick, 2002)&quot;,&quot;noteIndex&quot;:0},&quot;citationItems&quot;:[{&quot;id&quot;:10220,&quot;uris&quot;:[&quot;http://zotero.org/users/1913249/items/RE6SA4ZV&quot;],&quot;itemData&quot;:{&quot;id&quot;:10220,&quot;type&quot;:&quot;document&quot;,&quot;note&quot;:&quot;Citation Key: resnick2002rethinking&quot;,&quot;publisher&quot;:&quot;The global information technology report: Readiness for the networked world …&quot;,&quot;title&quot;:&quot;Rethinking learning in the digital age&quot;,&quot;author&quot;:[{&quot;family&quot;:&quot;Resnick&quot;,&quot;given&quot;:&quot;Mitchel&quot;}],&quot;issued&quot;:{&quot;date-parts&quot;:[[&quot;2002&quot;]]},&quot;citation-key&quot;:&quot;resnick2002rethinking&quot;},&quot;prefix&quot;:&quot;&quot;}],&quot;schema&quot;:&quot;https://github.com/citation-style-language/schema/raw/master/csl-citation.json&quot;} RNDjY6d8GgWb7"/>(Resnick, 2002)<text:reference-mark-end text:name="ZOTERO_ITEM CSL_CITATION {&quot;citationID&quot;:&quot;00000145&quot;,&quot;properties&quot;:{&quot;unsorted&quot;:false,&quot;formattedCitation&quot;:&quot;(Resnick, 2002)&quot;,&quot;plainCitation&quot;:&quot;(Resnick, 2002)&quot;,&quot;noteIndex&quot;:0},&quot;citationItems&quot;:[{&quot;id&quot;:10220,&quot;uris&quot;:[&quot;http://zotero.org/users/1913249/items/RE6SA4ZV&quot;],&quot;itemData&quot;:{&quot;id&quot;:10220,&quot;type&quot;:&quot;document&quot;,&quot;note&quot;:&quot;Citation Key: resnick2002rethinking&quot;,&quot;publisher&quot;:&quot;The global information technology report: Readiness for the networked world …&quot;,&quot;title&quot;:&quot;Rethinking learning in the digital age&quot;,&quot;author&quot;:[{&quot;family&quot;:&quot;Resnick&quot;,&quot;given&quot;:&quot;Mitchel&quot;}],&quot;issued&quot;:{&quot;date-parts&quot;:[[&quot;2002&quot;]]},&quot;citation-key&quot;:&quot;resnick2002rethinking&quot;},&quot;prefix&quot;:&quot;&quot;}],&quot;schema&quot;:&quot;https://github.com/citation-style-language/schema/raw/master/csl-citation.json&quot;} RNDjY6d8GgWb7"/></text:p>
        </text:list-item>
        <text:list-item>
          <text:p text:style-name="P23">via expression of creative or significant ideas in constructing digital products</text:p>
        </text:list-item>
      </text:list>
      <text:p text:style-name="First_20_paragraph">Given the importance of more intentional pedagogical approaches in this area and the lack of detail in the reviews of CGD&amp;P described above, the following sections will detail several key pedagogies used in this area.</text:p>
      <text:h text:style-name="Heading_20_3" text:outline-level="3"><text:bookmark-start text:name="summary-problem-statement-of-the-thesis"/>Summary problem statement of the thesis<text:bookmark-end text:name="summary-problem-statement-of-the-thesis"/></text:h>
      <text:p text:style-name="First_20_paragraph">Despite the growing recognition of CGD&amp;P’s educational potential, effective pedagogies, particularly those suitable for informal learning environments, remain under-explored. Existing approaches may not fully leverage the social and cultural dynamics inherent in these settings, potentially limiting opportunities for rich participation and the development of potentially value aspects like learner agency, existing knowledge of games, and a understanding of game design principles. Furthermore, the abstract nature of programming concepts can pose a significant barrier, and there is a need for pedagogical strategies that effectively bridge these abstract dimensions with concrete design practices in CGD&amp;P. This research addresses the gap in understanding how socio-cultural approaches can enrich CGD&amp;P pedagogies to foster more inclusive, engaging, and effective learning experiences that nurture agency and facilitate the application of game design knowledge.</text:p>
      <text:h text:style-name="Heading_20_3" text:outline-level="3"><text:bookmark-start text:name="convictions-about-potential---include-dynamic-of-agency-here-and-limits"/>Convictions about potential - include dynamic of agency here (and limits?)<text:bookmark-end text:name="convictions-about-potential---include-dynamic-of-agency-here-and-limits"/></text:h>
      <text:p text:style-name="First_20_paragraph">A clearer understanding of process of developing agency is needed .</text:p>
      <text:h text:style-name="Heading_20_2" text:outline-level="2"><text:bookmark-start text:name="summary-of-the-theoretical-framework-of-this-thesis"/>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Constructionism is a foundational guiding theory in game making studies <text:reference-mark-start text:name="ZOTERO_ITEM CSL_CITATION {&quot;citationID&quot;:&quot;00000147&quot;,&quot;properties&quot;:{&quot;unsorted&quot;:false,&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2LFE0Mx5DY"/>(Papert, 1980)<text:reference-mark-end text:name="ZOTERO_ITEM CSL_CITATION {&quot;citationID&quot;:&quot;00000147&quot;,&quot;properties&quot;:{&quot;unsorted&quot;:false,&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2LFE0Mx5DY"/>, illustrated in particular, by Kafai and colleagues outlining the value of making <text:span text:style-name="T2">constructionist</text:span> games [kafai_constructionist_2015]. Despite the value of these contributions to this domain of research, I am in agreement with Ang et al. <text:soft-page-break/><text:reference-mark-start text:name="ZOTERO_ITEM CSL_CITATION {&quot;citationID&quot;:&quot;00000149&quot;,&quot;properties&quot;:{&quot;unsorted&quot;:false,&quot;formattedCitation&quot;:&quot;(2011:539)&quot;,&quot;plainCitation&quot;:&quot;(2011:539)&quot;,&quot;noteIndex&quot;:0},&quot;citationItems&quot;:[{&quot;id&quot;:148,&quot;uris&quot;:[&quot;http://zotero.org/users/1913249/items/DQTQ7PGL&quot;],&quot;itemData&quot;:{&quot;id&quot;:148,&quot;type&quot;:&quot;article-journal&quot;,&quot;container-title&quot;:&quot;Behaviour &amp; Information Technology&quot;,&quot;DOI&quot;:&quot;10.1080/0144929X.2010.490921&quot;,&quot;ISSN&quot;:&quot;0144-929X, 1362-3001&quot;,&quot;issue&quot;:&quot;5&quot;,&quot;language&quot;:&quot;en&quot;,&quot;note&quot;:&quot;due to its comparative weakness as a more general theoretical framework.&quot;,&quot;page&quot;:&quot;537-554&quot;,&quot;source&quot;:&quot;Crossref&quot;,&quot;title&quot;:&quot;A case study analysis of a constructionist knowledge building community with activity theory&quot;,&quot;URL&quot;:&quot;http://www.tandfonline.com/doi/abs/10.1080/0144929X.2010.490921&quot;,&quot;volume&quot;:&quot;30&quot;,&quot;author&quot;:[{&quot;family&quot;:&quot;Ang&quot;,&quot;given&quot;:&quot;Chee S.&quot;},{&quot;family&quot;:&quot;Zaphiris&quot;,&quot;given&quot;:&quot;Panayiotis&quot;},{&quot;family&quot;:&quot;Wilson&quot;,&quot;given&quot;:&quot;Stephanie&quot;}],&quot;accessed&quot;:{&quot;date-parts&quot;:[[&quot;2019&quot;,1,8]]},&quot;issued&quot;:{&quot;date-parts&quot;:[[&quot;2011&quot;,9]]},&quot;citation-key&quot;:&quot;ang_case_2011&quot;},&quot;locator&quot;:&quot;539&quot;,&quot;label&quot;:&quot;page&quot;,&quot;suppress-author&quot;:true,&quot;prefix&quot;:&quot;&quot;}],&quot;schema&quot;:&quot;https://github.com/citation-style-language/schema/raw/master/csl-citation.json&quot;} RNDX6IGjngUIf"/>(2011:539)<text:reference-mark-end text:name="ZOTERO_ITEM CSL_CITATION {&quot;citationID&quot;:&quot;00000149&quot;,&quot;properties&quot;:{&quot;unsorted&quot;:false,&quot;formattedCitation&quot;:&quot;(2011:539)&quot;,&quot;plainCitation&quot;:&quot;(2011:539)&quot;,&quot;noteIndex&quot;:0},&quot;citationItems&quot;:[{&quot;id&quot;:148,&quot;uris&quot;:[&quot;http://zotero.org/users/1913249/items/DQTQ7PGL&quot;],&quot;itemData&quot;:{&quot;id&quot;:148,&quot;type&quot;:&quot;article-journal&quot;,&quot;container-title&quot;:&quot;Behaviour &amp; Information Technology&quot;,&quot;DOI&quot;:&quot;10.1080/0144929X.2010.490921&quot;,&quot;ISSN&quot;:&quot;0144-929X, 1362-3001&quot;,&quot;issue&quot;:&quot;5&quot;,&quot;language&quot;:&quot;en&quot;,&quot;note&quot;:&quot;due to its comparative weakness as a more general theoretical framework.&quot;,&quot;page&quot;:&quot;537-554&quot;,&quot;source&quot;:&quot;Crossref&quot;,&quot;title&quot;:&quot;A case study analysis of a constructionist knowledge building community with activity theory&quot;,&quot;URL&quot;:&quot;http://www.tandfonline.com/doi/abs/10.1080/0144929X.2010.490921&quot;,&quot;volume&quot;:&quot;30&quot;,&quot;author&quot;:[{&quot;family&quot;:&quot;Ang&quot;,&quot;given&quot;:&quot;Chee S.&quot;},{&quot;family&quot;:&quot;Zaphiris&quot;,&quot;given&quot;:&quot;Panayiotis&quot;},{&quot;family&quot;:&quot;Wilson&quot;,&quot;given&quot;:&quot;Stephanie&quot;}],&quot;accessed&quot;:{&quot;date-parts&quot;:[[&quot;2019&quot;,1,8]]},&quot;issued&quot;:{&quot;date-parts&quot;:[[&quot;2011&quot;,9]]},&quot;citation-key&quot;:&quot;ang_case_2011&quot;},&quot;locator&quot;:&quot;539&quot;,&quot;label&quot;:&quot;page&quot;,&quot;suppress-author&quot;:true,&quot;prefix&quot;:&quot;&quot;}],&quot;schema&quot;:&quot;https://github.com/citation-style-language/schema/raw/master/csl-citation.json&quot;} RNDX6IGjngUIf"/> who see value in constructionist framings of the pedagogical value of constructing tangible products in a community setting but locate the deficit of “a systematic framework for analysing the construction activities within a learning community”.</text:p>
      <text:p text:style-name="Text_20_body">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Activity theory as a theoretical framework provides tools to study the impact of past cultural activity of participants on present, emergent activity. CHAT also provides powerful concepts to explore a complex and dynamic picture of participant agency which aligns with the context of undertaking CGD&amp;P for motivations of participant empowerment within broader contexts. Chapter 3 explores the use of activity theory and DBR in more depth in relation to these needs.</text:p>
      <text:h text:style-name="Heading_20_2" text:outline-level="2"><text:bookmark-start text:name="research-objectives-and-questions"/>4. Research objectives and questions<text:bookmark-end text:name="research-objectives-and-questions"/></text:h>
      <text:p text:style-name="First_20_paragraph">This research explores how socio-cultural approaches, particularly Cultural-Historical Activity Theory (CHAT), can inform Computer Game Design and Programming (CGD&amp;P) pedagogies. The study aims to enhance inclusive, engaging, and effective learning experiences within non-formal settings, with findings intended for broader application.</text:p>
      <text:h text:style-name="Heading_20_4" text:outline-level="4"><text:bookmark-start text:name="research-questions-rqs"/>Research Questions (RQs)<text:bookmark-end text:name="research-questions-rqs"/></text:h>
      <text:list text:style-name="L21">
        <text:list-item>
          <text:p text:style-name="P24"><text:span text:style-name="T1">Principle research question (PRQ):</text:span> How can pedagogies to support CGD&amp;P be enriched using socio-cultural approaches to foster inclusive and effective learning in various contexts?</text:p>
        </text:list-item>
        <text:list-item>
          <text:p text:style-name="P24">RQ1. What contradictions arose in participation in this research’s CGD&amp;P processes and how were they addressed via an innovative pedagogy?</text:p>
        </text:list-item>
        <text:list-item>
          <text:p text:style-name="P24">RQ2. How can the use of a collection of game design patterns support CGD&amp;P, in particular in relation to abstract and concrete dimensions of existing pedagogies?</text:p>
        </text:list-item>
        <text:list-item>
          <text:p text:style-name="P24">RQ3. How do learner agency and game maker identity evolve within CGD&amp;P communities of practice, and what pedagogical strategies can nurture this development across learning communities?</text:p>
        </text:list-item>
      </text:list>
      <text:h text:style-name="Heading_20_3" text:outline-level="3"><text:bookmark-start text:name="primary-research-question-and-aims-and-objectives"/>Primary research question and aims and objectives<text:bookmark-end text:name="primary-research-question-and-aims-and-objectives"/></text:h>
      <text:p text:style-name="First_20_paragraph">The overall aim of this study is best represented via the primary research question (PRQ) of this thesis: <text:span text:style-name="T1">How can understandings of how to design and facilitate CGD&amp;P be enriched using socio-cultural approaches?</text:span></text:p>
      <text:h text:style-name="Heading_20_3" text:outline-level="3"><text:bookmark-start text:name="research-sub-questions-and-aims-and-objectives"/><text:soft-page-break/>Research sub-questions and aims and objectives<text:bookmark-end text:name="research-sub-questions-and-aims-and-objectives"/></text:h>
      <text:p text:style-name="First_20_paragraph">The sub-questions are explored in greater details at the end of Chapter 2 in relation to the problem statement of the thesis.</text:p>
      <text:h text:style-name="Heading_20_3" text:outline-level="3"><text:bookmark-start text:name="research-objectives-motivation-is-motivation-right-here-how-different-from-rationale-and-significance---is-this-the-problem-statement"/>Research objectives &amp; motivation (is motivation right here? how different from rationale and significance?) - IS THIS THE PROBLEM STATEMENT<text:bookmark-end text:name="research-objectives-motivation-is-motivation-right-here-how-different-from-rationale-and-significance---is-this-the-problem-statement"/></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Despite the many studies published on the benefits of game making for learning, few contain detailed specifics of pedagogies when supporting learners in the process of game design.</text:p>
      <text:p text:style-name="Text_20_body">LESS ON THIS. Additionally, many of the technologies used in past studies are no longer practical to use. This study aims to evaluate and build on relevant research, detailed in Chapter 2, and to update practices to use open-source, industry standard, web-technologies (HTML and JavaScript) with an aim to add longevity, authenticity, and extensibility to the game making toolset. In addition, this research proposes a clear but flexible pedagogy based around the use of gameplay design patterns, that has emerged from a responsive design process. These themes are continued in the design narrative of Chapter 4.</text:p>
      <text:p text:style-name="P21">Motivations patched in from Ch.2 - regarding agency</text:p>
      <text:p text:style-name="Text_20_body">There is another gaps conceptually in a clarity in terms of what we are undertaking (CGD&amp;P) for, i.e. the motivation, what we are developing.</text:p>
      <text:p text:style-name="Text_20_body">Given my particular interest in empowerment within technology education, greater clarity in terms of</text:p>
      <text:p text:style-name="Text_20_body">one promising concept within relevant research is that of fluency in constructionist research on digital making.</text:p>
      <text:p text:style-name="Text_20_body">PATCHED IN INTEGRATE</text:p>
      <text:p text:style-name="Text_20_body">This research locates particular potential in the use of is a socio cultural intepreational of agency. In RQ3 and tackled in more detail in Chapter 3.</text:p>
      <text:h text:style-name="Heading_20_3" text:outline-level="3"><text:bookmark-start text:name="the-scope-of-the-thesis-and-what-it-does-not-try-to-address"/><text:soft-page-break/>The scope of the thesis and what it does not try to address<text:bookmark-end text:name="the-scope-of-the-thesis-and-what-it-does-not-try-to-address"/></text:h>
      <text:p text:style-name="First_20_paragraph">A key scope of this thesis is on game making as a practice rather than the broader scopes of game-based learning or playful learning. This presents some challenges as the process of game making draws on those related areas. To address this cross over at times relevant information is included in appendices or footnotes. This is true in particular of I have a line of inquiry exploring a playful drama process introduced in a later stage of design.</text:p>
      <text:p text:style-name="Text_20_body">The rich set of experiences and educational tools created made it difficult to disentangle the interplay of contributing elements. As will be outlined in Chapter 4, while this study used two distinct toolsets to undertake game making I focus only on one which used text-based coding rather than block based coding approaches [FOOTNOTE]. This decision is due both due to the practicalities of analysis of a large amount of date gathered but also in terms of the necessity to reduce the breadth of scope to fit within the focus of a targeted PhD dissertation.</text:p>
      <text:h text:style-name="Heading_20_2" text:outline-level="2"><text:bookmark-start text:name="significance-of-the-study"/>5. Significance of the study<text:bookmark-end text:name="significance-of-the-study"/></text:h>
      <text:h text:style-name="Heading_20_3" text:outline-level="3"><text:bookmark-start text:name="wider-implications-and-applications-of-the-research"/>Wider implications and applications of the research<text:bookmark-end text:name="wider-implications-and-applications-of-the-research"/></text:h>
      <text:p text:style-name="First_20_paragraph">To further understand research objectives it is important to situate the potential relevance of the outcomes of this research by exploring its potential audience and impact. Given the overall direction of this thesis, there are several possible audiences to which this is relevant. These include home educating families, teachers and facilitators, researchers in computing, and media production areas. To address this potential a concrete and detailed approach to describing the research is taken to allow for the communication of specifics of workshop practices and pedagogical approaches. Practitioners may find the narrative description of the design in Chapter 4 an accessible starting point for this work.</text:p>
      <text:p text:style-name="Text_20_body">Educational researchers may find the exploration of agency in this study of particular value. In Chapter 7 I employ recent advances in sociocultural interpretations of collective agency, transformative agency in particular, to analyse this community game making context. As such, while not theoretically novel, this work may form a useful, situated contribution to emerging work in this area.</text:p>
      <text:p text:style-name="Text_20_body">To return to the pedagogical outputs, to find out who may benefit from the proposed inclusive game making pedagogy it is of use to ask <text:span text:style-name="T2">who benefits from the success of the Game Making Movement?</text:span> The term Game Making Movement has not been widely applied, but its use by some writers indicates that a significant amount of research has been carried out as part of funded programs, not to mention extensive and creative efforts by professionals and volunteers alike to incorporate this game making into educational experiences. There are diverse motivations to encourage in game making for learning. Examples are explore in more depth in Chapter 2, but include: supporting a stem-pipeline into industry, aims to develop digital literacy, to learning other school subjects or exploring ethical issues. When commercially or institutionally sponsored, some of the sponsors’ expectations may negatively impact the inclusivity of the learning environments in which game making happens. For examples, see Vossoughi and <text:soft-page-break/>colleagues <text:reference-mark-start text:name="ZOTERO_ITEM CSL_CITATION {&quot;citationID&quot;:&quot;00000151&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TOIlMlGzeN"/>(Vossoughi et al., 2016)<text:reference-mark-end text:name="ZOTERO_ITEM CSL_CITATION {&quot;citationID&quot;:&quot;00000151&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TOIlMlGzeN"/> critique of maker movement and the potentially negative impact of the positivist, industry-focused STEM agenda on inclusive practice. This study aims to lean in the other direction and prioritise learner agency. However, the developing of computational fluency in learners is of broad utility to varied streams and motivations. As such, the pedagogy and toolset to facilitate game making should be used broadly.</text:p>
      <text:h text:style-name="Heading_20_3" text:outline-level="3"><text:bookmark-start text:name="contribution-to-knowledge-of-this-thesis"/>Contribution to knowledge of this thesis<text:bookmark-end text:name="contribution-to-knowledge-of-this-thesis"/></text:h>
      <text:p text:style-name="First_20_paragraph">While there has been a large body of research on the value and practice of game making for educational purposes, it is a dynamic landscape which has many areas which merit additional research. This study is novel in its approach of using a JavaScript game library in a code playground coding environment as a tool for novices.</text:p>
      <text:p text:style-name="Text_20_body">While the theme of collaborative pedagogies and social practices are well explore in literature on game making, the process of creating a game making community are under-represented. Few addressing an explicit intention to nurture a community of game makers or details how the process of community formation occurred. While this wider community formation is not the main focus of this study, it is a thread which is explored here through the lens of collective agency. In order to capture and analyse the process of social and cultural development happening in the fledgling community I have used methods of data collection and analysis which I feel may be useful to share as a contribution to the field. Chapter 4 details the methodology of recording a dynamic picture of cultural interactions. Of particular novel interest may be the use of concurrent, side-by-side analysis of capture of what was happening on participants computer screens and 360 video recordings of the room interactions.</text:p>
      <text:p text:style-name="Text_20_body">Turning to the issue of dissemination, the process of sharing details of pedagogical practice for and audience of researchers and practitioners is complicated. Many game making studies mentioned also omit descriptions of pedagogies used <text:reference-mark-start text:name="ZOTERO_ITEM CSL_CITATION {&quot;citationID&quot;:&quot;00000153&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uZdYAv0SAB"/>(Kafai and Vasudevan, 2015)<text:reference-mark-end text:name="ZOTERO_ITEM CSL_CITATION {&quot;citationID&quot;:&quot;00000153&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uZdYAv0SAB"/>.</text:p>
      <text:p text:style-name="Text_20_body">Even when processes are described, results are often too abstract to be useful or easily understood by practitioners or too bound up with contextual factors to be replicable <text:reference-mark-start text:name="ZOTERO_ITEM CSL_CITATION {&quot;citationID&quot;:&quot;00000155&quot;,&quot;properties&quot;:{&quot;unsorted&quot;:false,&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AzvlkhSyN6"/>(Hoadley, 2002)<text:reference-mark-end text:name="ZOTERO_ITEM CSL_CITATION {&quot;citationID&quot;:&quot;00000155&quot;,&quot;properties&quot;:{&quot;unsorted&quot;:false,&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AzvlkhSyN6"/> CHECK. This is a grand problem in education which this work cannot resolve, but can only seek to mitigate against. To this end, this study is guided by research processes which share, design heuristics in a format that is accessible by researchers and practitioners.</text:p>
      <text:p text:style-name="Text_20_body">TOO SPECIFIC? MAKE MORE GENERAL? An example of which is the work of Brennan and Silverman <text:reference-mark-start text:name="ZOTERO_ITEM CSL_CITATION {&quot;citationID&quot;:&quot;00000157&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X5hzoZMY4I"/>(Resnick and Silverman, 2005)<text:reference-mark-end text:name="ZOTERO_ITEM CSL_CITATION {&quot;citationID&quot;:&quot;00000157&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X5hzoZMY4I"/>, and Brennan and Petrich in tinkering studios. As a result, my research proposes as a design heuristic, the use of a collection of game design patterns. While some existing research on this approach exists <text:reference-mark-start text:name="ZOTERO_ITEM CSL_CITATION {&quot;citationID&quot;:&quot;00000159&quot;,&quot;properties&quot;:{&quot;unsorted&quot;:false,&quot;formattedCitation&quot;:&quot;(Holopainen et al., 2007)&quot;,&quot;plainCitation&quot;:&quot;(Holopainen et al., 2007)&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chema&quot;:&quot;https://github.com/citation-style-language/schema/raw/master/csl-citation.json&quot;} RND9NZu3bVnDP"/>(Holopainen et al., 2007)<text:reference-mark-end text:name="ZOTERO_ITEM CSL_CITATION {&quot;citationID&quot;:&quot;00000159&quot;,&quot;properties&quot;:{&quot;unsorted&quot;:false,&quot;formattedCitation&quot;:&quot;(Holopainen et al., 2007)&quot;,&quot;plainCitation&quot;:&quot;(Holopainen et al., 2007)&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chema&quot;:&quot;https://github.com/citation-style-language/schema/raw/master/csl-citation.json&quot;} RND9NZu3bVnDP"/>, this work contributes significantly to this area in the following ways: specifically by researching the use of a GDP collection by novice coders to make games using code, and through the an analysis of emerging pedagogical uses of gameplay design patterns which are explored in detail in chapter 5. The research process has created numerous practical outputs for practitioners in the form of free-software and educational materials created under an open-licence.</text:p>
      <text:p text:style-name="Text_20_body"><text:soft-page-break/>How much of this research is applicable beyond the domain of game making for educational purposes? The promise of computational thinking was in part based on such claims that it was a powerful way of thinking that could be transfered from the domain of computing to other subjects <text:reference-mark-start text:name="ZOTERO_ITEM CSL_CITATION {&quot;citationID&quot;:&quot;00000161&quot;,&quot;properties&quot;:{&quot;unsorted&quot;:false,&quot;formattedCitation&quot;:&quot;(Wing, 2006; The Royal Society, 2012)&quot;,&quot;plainCitation&quot;:&quot;(Wing, 2006; The Royal Society, 2012)&quot;,&quot;noteIndex&quot;:0},&quot;citationItems&quot;:[{&quot;id&quot;:2001,&quot;uris&quot;:[&quot;http://zotero.org/users/1913249/items/XIX2G9BQ&quot;],&quot;itemData&quot;:{&quot;id&quot;:2001,&quot;type&quot;:&quot;article-journal&quot;,&quot;container-title&quot;:&quot;Communications of the ACM&quot;,&quot;DOI&quot;:&quot;10.1145/1118178.1118215&quot;,&quot;ISSN&quot;:&quot;00010782&quot;,&quot;issue&quot;:&quot;3&quot;,&quot;language&quot;:&quot;en&quot;,&quot;page&quot;:&quot;33&quot;,&quot;source&quot;:&quot;CrossRef&quot;,&quot;title&quot;:&quot;Computational thinking&quot;,&quot;URL&quot;:&quot;http://portal.acm.org/citation.cfm?doid=1118178.1118215&quot;,&quot;volume&quot;:&quot;49&quot;,&quot;author&quot;:[{&quot;family&quot;:&quot;Wing&quot;,&quot;given&quot;:&quot;Jeannette M.&quot;}],&quot;accessed&quot;:{&quot;date-parts&quot;:[[&quot;2017&quot;,11,19]]},&quot;issued&quot;:{&quot;date-parts&quot;:[[&quot;2006&quot;,3,1]]},&quot;citation-key&quot;:&quot;wing_computational_2006-1&quot;},&quot;prefix&quot;:&quot;&quot;},{&quot;id&quot;:627,&quot;uris&quot;:[&quot;http://zotero.org/users/1913249/items/U3C74XBP&quot;],&quot;itemData&quot;:{&quot;id&quot;:627,&quot;type&quot;:&quot;report&quot;,&quot;event-place&quot;:&quot;London&quot;,&quot;publisher&quot;:&quot;The Royal Society&quot;,&quot;publisher-place&quot;:&quot;London&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citation-key&quot;:&quot;the_royal_society_shut_2012&quot;},&quot;prefix&quot;:&quot;&quot;}],&quot;schema&quot;:&quot;https://github.com/citation-style-language/schema/raw/master/csl-citation.json&quot;} RNDe7FjwIpMep"/>(Wing, 2006; The Royal Society, 2012)<text:reference-mark-end text:name="ZOTERO_ITEM CSL_CITATION {&quot;citationID&quot;:&quot;00000161&quot;,&quot;properties&quot;:{&quot;unsorted&quot;:false,&quot;formattedCitation&quot;:&quot;(Wing, 2006; The Royal Society, 2012)&quot;,&quot;plainCitation&quot;:&quot;(Wing, 2006; The Royal Society, 2012)&quot;,&quot;noteIndex&quot;:0},&quot;citationItems&quot;:[{&quot;id&quot;:2001,&quot;uris&quot;:[&quot;http://zotero.org/users/1913249/items/XIX2G9BQ&quot;],&quot;itemData&quot;:{&quot;id&quot;:2001,&quot;type&quot;:&quot;article-journal&quot;,&quot;container-title&quot;:&quot;Communications of the ACM&quot;,&quot;DOI&quot;:&quot;10.1145/1118178.1118215&quot;,&quot;ISSN&quot;:&quot;00010782&quot;,&quot;issue&quot;:&quot;3&quot;,&quot;language&quot;:&quot;en&quot;,&quot;page&quot;:&quot;33&quot;,&quot;source&quot;:&quot;CrossRef&quot;,&quot;title&quot;:&quot;Computational thinking&quot;,&quot;URL&quot;:&quot;http://portal.acm.org/citation.cfm?doid=1118178.1118215&quot;,&quot;volume&quot;:&quot;49&quot;,&quot;author&quot;:[{&quot;family&quot;:&quot;Wing&quot;,&quot;given&quot;:&quot;Jeannette M.&quot;}],&quot;accessed&quot;:{&quot;date-parts&quot;:[[&quot;2017&quot;,11,19]]},&quot;issued&quot;:{&quot;date-parts&quot;:[[&quot;2006&quot;,3,1]]},&quot;citation-key&quot;:&quot;wing_computational_2006-1&quot;},&quot;prefix&quot;:&quot;&quot;},{&quot;id&quot;:627,&quot;uris&quot;:[&quot;http://zotero.org/users/1913249/items/U3C74XBP&quot;],&quot;itemData&quot;:{&quot;id&quot;:627,&quot;type&quot;:&quot;report&quot;,&quot;event-place&quot;:&quot;London&quot;,&quot;publisher&quot;:&quot;The Royal Society&quot;,&quot;publisher-place&quot;:&quot;London&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citation-key&quot;:&quot;the_royal_society_shut_2012&quot;},&quot;prefix&quot;:&quot;&quot;}],&quot;schema&quot;:&quot;https://github.com/citation-style-language/schema/raw/master/csl-citation.json&quot;} RNDe7FjwIpMep"/>. Sociocultural and situated understandings of learning view such transmission of knowledge as problematic, a view indeed shared by many advocates of computational thinking <text:reference-mark-start text:name="ZOTERO_ITEM CSL_CITATION {&quot;citationID&quot;:&quot;00000163&quot;,&quot;properties&quot;:{&quot;unsorted&quot;:false,&quot;formattedCitation&quot;:&quot;(Guzdial, 2015; Tedre and Denning, 2016)&quot;,&quot;plainCitation&quot;:&quot;(Guzdial, 2015; Tedre and Denning, 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id&quot;:1434,&quot;uris&quot;:[&quot;http://zotero.org/users/1913249/items/H369PIJW&quot;],&quot;itemData&quot;:{&quot;id&quot;:1434,&quot;type&quot;:&quot;book&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ISBN&quot;:&quot;978-1-62705-352-5&quot;,&quot;language&quot;:&quot;en&quot;,&quot;note&quot;:&quot;Google-Books-ID: t4dCCwAAQBAJ&quot;,&quot;number-of-pages&quot;:&quot;167&quot;,&quot;publisher&quot;:&quot;Morgan &amp; Claypool Publishers&quot;,&quot;source&quot;:&quot;Google Books&quot;,&quot;title&quot;:&quot;Learner-Centered Design of Computing Education: Research on Computing for Everyone&quot;,&quot;title-short&quot;:&quot;Learner-Centered Design of Computing Education&quot;,&quot;author&quot;:[{&quot;family&quot;:&quot;Guzdial&quot;,&quot;given&quot;:&quot;Mark&quot;}],&quot;issued&quot;:{&quot;date-parts&quot;:[[&quot;2015&quot;,12,1]]},&quot;citation-key&quot;:&quot;guzdial_learner-centered_2015-1&quot;},&quot;prefix&quot;:&quot;&quot;}],&quot;schema&quot;:&quot;https://github.com/citation-style-language/schema/raw/master/csl-citation.json&quot;} RNDULkuXM34X7"/>(Guzdial, 2015; Tedre and Denning, 2016)<text:reference-mark-end text:name="ZOTERO_ITEM CSL_CITATION {&quot;citationID&quot;:&quot;00000163&quot;,&quot;properties&quot;:{&quot;unsorted&quot;:false,&quot;formattedCitation&quot;:&quot;(Guzdial, 2015; Tedre and Denning, 2016)&quot;,&quot;plainCitation&quot;:&quot;(Guzdial, 2015; Tedre and Denning, 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id&quot;:1434,&quot;uris&quot;:[&quot;http://zotero.org/users/1913249/items/H369PIJW&quot;],&quot;itemData&quot;:{&quot;id&quot;:1434,&quot;type&quot;:&quot;book&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ISBN&quot;:&quot;978-1-62705-352-5&quot;,&quot;language&quot;:&quot;en&quot;,&quot;note&quot;:&quot;Google-Books-ID: t4dCCwAAQBAJ&quot;,&quot;number-of-pages&quot;:&quot;167&quot;,&quot;publisher&quot;:&quot;Morgan &amp; Claypool Publishers&quot;,&quot;source&quot;:&quot;Google Books&quot;,&quot;title&quot;:&quot;Learner-Centered Design of Computing Education: Research on Computing for Everyone&quot;,&quot;title-short&quot;:&quot;Learner-Centered Design of Computing Education&quot;,&quot;author&quot;:[{&quot;family&quot;:&quot;Guzdial&quot;,&quot;given&quot;:&quot;Mark&quot;}],&quot;issued&quot;:{&quot;date-parts&quot;:[[&quot;2015&quot;,12,1]]},&quot;citation-key&quot;:&quot;guzdial_learner-centered_2015-1&quot;},&quot;prefix&quot;:&quot;&quot;}],&quot;schema&quot;:&quot;https://github.com/citation-style-language/schema/raw/master/csl-citation.json&quot;} RNDULkuXM34X7"/>.</text:p>
      <text:p text:style-name="Text_20_body">In addition, the specific pedagogy which emerged centred around participants flexible use of game design patterns. On the other hand, the process which surfaced guiding design heuristics has greater potential for more diverse application. This theme is explored, along with other avenues of future potential in the concluding chapter.</text:p>
      <text:p text:style-name="Text_20_body">INTEGRATE U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D&quot;:&quot;00000165&quot;,&quot;properties&quot;:{&quot;unsorted&quot;:false,&quot;formattedCitation&quot;:&quot;(Tedre and Denning, 2016)&quot;,&quot;plainCitation&quot;:&quot;(Tedre and Denning, 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chema&quot;:&quot;https://github.com/citation-style-language/schema/raw/master/csl-citation.json&quot;} RNDr73WsPqGE6"/>(Tedre and Denning, 2016)<text:reference-mark-end text:name="ZOTERO_ITEM CSL_CITATION {&quot;citationID&quot;:&quot;00000165&quot;,&quot;properties&quot;:{&quot;unsorted&quot;:false,&quot;formattedCitation&quot;:&quot;(Tedre and Denning, 2016)&quot;,&quot;plainCitation&quot;:&quot;(Tedre and Denning, 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chema&quot;:&quot;https://github.com/citation-style-language/schema/raw/master/csl-citation.json&quot;} RNDr73WsPqGE6"/>.</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s summary table is in the literature review. Key strand 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 The chapter end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p>
      <text:p text:style-name="Text_20_body">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from design-based research, a design narrative, to provide a detailed description of the tools and pedagogies that that emerged from development process. <text:soft-page-break/>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characteristics of an inclusive pedagogical environment that helped participants become part of an emerging community of game makers. Its focus on emerging agency of participants to answer the third research question: <text:span text:style-name="T2">How can learners build agency in an evolving community of game makers?</text:span> To do this, it explores in particular the role of design interventions to support and nurture the expression learner identities, particular the role of playtesting.</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 - Games for a Read-Write world.</dc:title>
    <dc:description/>
    <dc:subject/>
    <meta:keyword/>
    <meta:initial-creator/>
    <dc:creator>Mick Chesterman</dc:creator>
    <meta:creation-date>2025-05-19T16:10:04Z</meta:creation-date>
    <dc:date>2025-05-19T17:11:34.698154838</dc:date>
    <meta:editing-duration>PT52S</meta:editing-duration>
    <meta:editing-cycles>1</meta:editing-cycles>
    <meta:document-statistic meta:table-count="0" meta:image-count="0" meta:object-count="0" meta:page-count="20" meta:paragraph-count="225" meta:word-count="8501" meta:character-count="56516" meta:non-whitespace-character-count="48291"/>
    <meta:user-defined meta:name="ZOTERO_PREF_1">&lt;data data-version="3" zotero-version="7.0.15"&gt;&lt;session id="ncX511Nr"/&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